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Arial" svg:font-family="Arial" style:font-adornments="Standard" style:font-family-generic="swiss" style:font-pitch="variable"/>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154c14" officeooo:paragraph-rsid="00154c14"/>
    </style:style>
    <style:style style:name="P2" style:family="paragraph" style:parent-style-name="Text_20_body">
      <style:text-properties officeooo:rsid="00154c14" officeooo:paragraph-rsid="0018cdec"/>
    </style:style>
    <style:style style:name="P3" style:family="paragraph" style:parent-style-name="Text_20_body">
      <style:text-properties officeooo:paragraph-rsid="005de21d"/>
    </style:style>
    <style:style style:name="P4" style:family="paragraph" style:parent-style-name="Text_20_body">
      <style:text-properties officeooo:rsid="001c6eec" officeooo:paragraph-rsid="005de21d"/>
    </style:style>
    <style:style style:name="P5" style:family="paragraph" style:parent-style-name="Text_20_body">
      <style:text-properties officeooo:rsid="001c6eec" officeooo:paragraph-rsid="0034e37c"/>
    </style:style>
    <style:style style:name="P6" style:family="paragraph" style:parent-style-name="Text_20_body">
      <style:text-properties officeooo:paragraph-rsid="0054f592"/>
    </style:style>
    <style:style style:name="P7" style:family="paragraph" style:parent-style-name="Text_20_body">
      <style:text-properties officeooo:rsid="004eef41" officeooo:paragraph-rsid="004eef41"/>
    </style:style>
    <style:style style:name="P8" style:family="paragraph" style:parent-style-name="Text_20_body">
      <style:text-properties officeooo:rsid="0048eaf7" officeooo:paragraph-rsid="004adc24"/>
    </style:style>
    <style:style style:name="P9" style:family="paragraph" style:parent-style-name="Text_20_body">
      <style:text-properties officeooo:paragraph-rsid="009c2be4"/>
    </style:style>
    <style:style style:name="P10" style:family="paragraph" style:parent-style-name="Heading_20_1">
      <style:text-properties officeooo:rsid="0067afe6" officeooo:paragraph-rsid="000fb87d"/>
    </style:style>
    <style:style style:name="P11" style:family="paragraph" style:parent-style-name="Text_20_body">
      <style:text-properties officeooo:rsid="000fb87d" officeooo:paragraph-rsid="000fb87d"/>
    </style:style>
    <style:style style:name="P12" style:family="paragraph" style:parent-style-name="Text_20_body" style:list-style-name="L1">
      <style:text-properties officeooo:rsid="00579b6a" officeooo:paragraph-rsid="00579b6a"/>
    </style:style>
    <style:style style:name="P13" style:family="paragraph" style:parent-style-name="Text_20_body" style:list-style-name="L1">
      <style:text-properties officeooo:rsid="001055d8" officeooo:paragraph-rsid="001055d8"/>
    </style:style>
    <style:style style:name="P14" style:family="paragraph" style:parent-style-name="Text_20_body" style:list-style-name="L1">
      <style:text-properties officeooo:rsid="007f79b7" officeooo:paragraph-rsid="007f79b7"/>
    </style:style>
    <style:style style:name="P15" style:family="paragraph" style:parent-style-name="Text_20_body">
      <style:text-properties officeooo:rsid="001055d8" officeooo:paragraph-rsid="001055d8"/>
    </style:style>
    <style:style style:name="P16" style:family="paragraph" style:parent-style-name="Text_20_body">
      <style:text-properties officeooo:rsid="006bc8c0" officeooo:paragraph-rsid="000fb87d"/>
    </style:style>
    <style:style style:name="P17" style:family="paragraph" style:parent-style-name="Text_20_body" style:list-style-name="L2">
      <style:text-properties officeooo:rsid="006bc8c0" officeooo:paragraph-rsid="006bc8c0"/>
    </style:style>
    <style:style style:name="P18" style:family="paragraph" style:parent-style-name="Text_20_body">
      <style:text-properties officeooo:rsid="0071cfb9" officeooo:paragraph-rsid="000fb87d"/>
    </style:style>
    <style:style style:name="P19" style:family="paragraph" style:parent-style-name="Text_20_body">
      <style:text-properties officeooo:rsid="00665176" officeooo:paragraph-rsid="00665176"/>
    </style:style>
    <style:style style:name="P20" style:family="paragraph" style:parent-style-name="Text_20_body" style:list-style-name="L3">
      <style:text-properties officeooo:rsid="00665176" officeooo:paragraph-rsid="00665176"/>
    </style:style>
    <style:style style:name="P21"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22" style:family="paragraph" style:parent-style-name="Text_20_body">
      <style:paragraph-properties fo:margin-left="2.501cm" fo:margin-right="0cm" fo:text-indent="-0.635cm" style:auto-text-indent="false"/>
      <style:text-properties officeooo:rsid="00665176" officeooo:paragraph-rsid="00665176"/>
    </style:style>
    <style:style style:name="P23" style:family="paragraph" style:parent-style-name="Text_20_body">
      <style:paragraph-properties fo:margin-left="0cm" fo:margin-right="0cm" fo:text-indent="0cm" style:auto-text-indent="false"/>
      <style:text-properties officeooo:rsid="006f86fa" officeooo:paragraph-rsid="006f86fa"/>
    </style:style>
    <style:style style:name="P24" style:family="paragraph" style:parent-style-name="Text_20_body">
      <style:paragraph-properties fo:margin-left="1.251cm" fo:margin-right="0cm" fo:text-indent="0cm" style:auto-text-indent="false"/>
      <style:text-properties officeooo:rsid="0067afe6" officeooo:paragraph-rsid="0067afe6"/>
    </style:style>
    <style:style style:name="P25" style:family="paragraph" style:parent-style-name="Text_20_body">
      <style:paragraph-properties fo:margin-left="1.251cm" fo:margin-right="0cm" fo:text-indent="0cm" style:auto-text-indent="false"/>
      <style:text-properties officeooo:rsid="0077fba2" officeooo:paragraph-rsid="0077fba2"/>
    </style:style>
    <style:style style:name="P26" style:family="paragraph" style:parent-style-name="Text_20_body">
      <style:paragraph-properties fo:margin-left="1.251cm" fo:margin-right="0cm" fo:text-indent="0cm" style:auto-text-indent="false"/>
      <style:text-properties officeooo:rsid="006f86fa" officeooo:paragraph-rsid="006f86fa"/>
    </style:style>
    <style:style style:name="P27" style:family="paragraph" style:parent-style-name="Heading_20_2">
      <style:text-properties officeooo:rsid="00747dad" officeooo:paragraph-rsid="00747dad"/>
    </style:style>
    <style:style style:name="P28" style:family="paragraph" style:parent-style-name="Text_20_body" style:list-style-name="L4">
      <style:text-properties officeooo:paragraph-rsid="0085bc54"/>
    </style:style>
    <style:style style:name="P29" style:family="paragraph" style:parent-style-name="Text_20_body" style:list-style-name="L4">
      <style:paragraph-properties fo:margin-left="2.501cm" fo:margin-right="0cm" fo:text-indent="-0.635cm" style:auto-text-indent="false"/>
    </style:style>
    <style:style style:name="P30" style:family="paragraph" style:parent-style-name="Text_20_body" style:list-style-name="L4"/>
    <style:style style:name="P31" style:family="paragraph" style:parent-style-name="Standard" style:list-style-name="L4"/>
    <style:style style:name="P32" style:family="paragraph" style:parent-style-name="Text_20_body" style:list-style-name="L4">
      <style:text-properties style:font-name="sans-serif" fo:font-size="15pt" officeooo:rsid="00747dad" officeooo:paragraph-rsid="0079d085"/>
    </style:style>
    <style:style style:name="P33" style:family="paragraph" style:parent-style-name="Text_20_body">
      <style:text-properties officeooo:rsid="007f238d" officeooo:paragraph-rsid="007f238d"/>
    </style:style>
    <style:style style:name="P34" style:family="paragraph" style:parent-style-name="Text_20_body" style:list-style-name="L5">
      <style:text-properties officeooo:rsid="0075304d" officeooo:paragraph-rsid="0075304d"/>
    </style:style>
    <style:style style:name="P35" style:family="paragraph" style:parent-style-name="Text_20_body" style:list-style-name="L5">
      <style:text-properties officeooo:rsid="007f238d" officeooo:paragraph-rsid="007f238d"/>
    </style:style>
    <style:style style:name="P36" style:family="paragraph" style:parent-style-name="Text_20_body">
      <style:paragraph-properties fo:margin-left="0cm" fo:margin-right="0cm" fo:text-indent="0cm" style:auto-text-indent="false"/>
      <style:text-properties officeooo:rsid="001aa5fb" officeooo:paragraph-rsid="006dc217"/>
    </style:style>
    <style:style style:name="P37" style:family="paragraph" style:parent-style-name="Text_20_body">
      <style:paragraph-properties fo:margin-left="0cm" fo:margin-right="0cm" fo:text-indent="0cm" style:auto-text-indent="false"/>
      <style:text-properties officeooo:rsid="0082afbf" officeooo:paragraph-rsid="0082afbf"/>
    </style:style>
    <style:style style:name="P38" style:family="paragraph" style:parent-style-name="Text_20_body">
      <style:paragraph-properties fo:margin-left="0cm" fo:margin-right="0cm" fo:text-indent="0cm" style:auto-text-indent="false"/>
      <style:text-properties officeooo:rsid="00956109" officeooo:paragraph-rsid="00956109"/>
    </style:style>
    <style:style style:name="P39" style:family="paragraph" style:parent-style-name="Text_20_body">
      <style:paragraph-properties fo:margin-left="0cm" fo:margin-right="0cm" fo:text-indent="0cm" style:auto-text-indent="false"/>
      <style:text-properties officeooo:rsid="0098b768" officeooo:paragraph-rsid="0098b768"/>
    </style:style>
    <style:style style:name="P40" style:family="paragraph" style:parent-style-name="Text_20_body">
      <style:text-properties officeooo:rsid="00154c14" officeooo:paragraph-rsid="00154c14"/>
    </style:style>
    <style:style style:name="P41" style:family="paragraph" style:parent-style-name="Text_20_body">
      <style:text-properties officeooo:rsid="00154c14" officeooo:paragraph-rsid="0018cdec"/>
    </style:style>
    <style:style style:name="P42" style:family="paragraph" style:parent-style-name="Text_20_body">
      <style:text-properties officeooo:rsid="00154c14" officeooo:paragraph-rsid="006db42a"/>
    </style:style>
    <style:style style:name="P43" style:family="paragraph" style:parent-style-name="Text_20_body">
      <style:text-properties officeooo:rsid="00154c14" officeooo:paragraph-rsid="001c6eec"/>
    </style:style>
    <style:style style:name="P44" style:family="paragraph" style:parent-style-name="Text_20_body">
      <style:text-properties officeooo:paragraph-rsid="005de21d"/>
    </style:style>
    <style:style style:name="P45" style:family="paragraph" style:parent-style-name="Text_20_body">
      <style:text-properties officeooo:rsid="001c6eec" officeooo:paragraph-rsid="005de21d"/>
    </style:style>
    <style:style style:name="P46" style:family="paragraph" style:parent-style-name="Text_20_body">
      <style:text-properties officeooo:rsid="001c6eec" officeooo:paragraph-rsid="0034e37c"/>
    </style:style>
    <style:style style:name="P47" style:family="paragraph" style:parent-style-name="Text_20_body">
      <style:text-properties officeooo:paragraph-rsid="0054f592"/>
    </style:style>
    <style:style style:name="P48" style:family="paragraph" style:parent-style-name="Text_20_body">
      <style:text-properties officeooo:rsid="004eef41" officeooo:paragraph-rsid="004eef41"/>
    </style:style>
    <style:style style:name="P49" style:family="paragraph" style:parent-style-name="Text_20_body">
      <style:text-properties officeooo:rsid="0048eaf7" officeooo:paragraph-rsid="004adc24"/>
    </style:style>
    <style:style style:name="P50" style:family="paragraph" style:parent-style-name="Text_20_body">
      <style:text-properties officeooo:paragraph-rsid="009c2be4"/>
    </style:style>
    <style:style style:name="P51" style:family="paragraph" style:parent-style-name="Text_20_body">
      <style:text-properties officeooo:rsid="000fb87d" officeooo:paragraph-rsid="000fb87d"/>
    </style:style>
    <style:style style:name="P52" style:family="paragraph" style:parent-style-name="Text_20_body">
      <style:text-properties officeooo:rsid="001468c8" officeooo:paragraph-rsid="001468c8"/>
    </style:style>
    <style:style style:name="P53" style:family="paragraph" style:parent-style-name="Text_20_body">
      <style:text-properties officeooo:rsid="001aa5fb" officeooo:paragraph-rsid="001aa5fb"/>
    </style:style>
    <style:style style:name="P54" style:family="paragraph" style:parent-style-name="Text_20_body">
      <style:text-properties officeooo:rsid="003f94d4" officeooo:paragraph-rsid="003f94d4"/>
    </style:style>
    <style:style style:name="P55" style:family="paragraph" style:parent-style-name="Text_20_body">
      <style:text-properties officeooo:rsid="0018cdec" officeooo:paragraph-rsid="006db42a"/>
    </style:style>
    <style:style style:name="P56" style:family="paragraph" style:parent-style-name="Text_20_body">
      <style:text-properties officeooo:rsid="00836101" officeooo:paragraph-rsid="00836101"/>
    </style:style>
    <style:style style:name="P57" style:family="paragraph" style:parent-style-name="Text_20_body">
      <style:text-properties officeooo:paragraph-rsid="00870d07"/>
    </style:style>
    <style:style style:name="P58" style:family="paragraph" style:parent-style-name="Text_20_body">
      <style:paragraph-properties fo:margin-left="0cm" fo:margin-right="0cm" fo:text-indent="0cm" style:auto-text-indent="false"/>
      <style:text-properties officeooo:rsid="0067afe6" officeooo:paragraph-rsid="006db42a"/>
    </style:style>
    <style:style style:name="P59" style:family="paragraph" style:parent-style-name="Text_20_body">
      <style:paragraph-properties fo:margin-left="0cm" fo:margin-right="0cm" fo:text-indent="0cm" style:auto-text-indent="false"/>
      <style:text-properties officeooo:rsid="006db42a" officeooo:paragraph-rsid="006db42a"/>
    </style:style>
    <style:style style:name="P60" style:family="paragraph" style:parent-style-name="Text_20_body">
      <style:paragraph-properties fo:margin-left="0cm" fo:margin-right="0cm" fo:text-indent="0cm" style:auto-text-indent="false"/>
      <style:text-properties officeooo:rsid="00154c14" officeooo:paragraph-rsid="006db42a"/>
    </style:style>
    <style:style style:name="P61" style:family="paragraph" style:parent-style-name="Standard" style:list-style-name="L4"/>
    <style:style style:name="P62" style:family="paragraph" style:parent-style-name="Standard" style:list-style-name="L5"/>
    <style:style style:name="P63" style:family="paragraph" style:parent-style-name="Text_20_body" style:list-style-name="L2">
      <style:text-properties officeooo:rsid="006bc8c0" officeooo:paragraph-rsid="006bc8c0"/>
    </style:style>
    <style:style style:name="P64" style:family="paragraph" style:parent-style-name="Text_20_body">
      <style:text-properties officeooo:rsid="006bc8c0" officeooo:paragraph-rsid="000fb87d"/>
    </style:style>
    <style:style style:name="P65" style:family="paragraph" style:parent-style-name="Text_20_body" style:list-style-name="L1">
      <style:text-properties officeooo:rsid="00579b6a" officeooo:paragraph-rsid="00579b6a"/>
    </style:style>
    <style:style style:name="P66" style:family="paragraph" style:parent-style-name="Text_20_body" style:list-style-name="L1">
      <style:text-properties officeooo:rsid="001055d8" officeooo:paragraph-rsid="001055d8"/>
    </style:style>
    <style:style style:name="P67" style:family="paragraph" style:parent-style-name="Text_20_body">
      <style:text-properties officeooo:rsid="001055d8" officeooo:paragraph-rsid="001055d8"/>
    </style:style>
    <style:style style:name="P68" style:family="paragraph" style:parent-style-name="Text_20_body" style:list-style-name="L1">
      <style:text-properties officeooo:rsid="007f79b7" officeooo:paragraph-rsid="007f79b7"/>
    </style:style>
    <style:style style:name="P69" style:family="paragraph" style:parent-style-name="Text_20_body">
      <style:text-properties officeooo:rsid="0071cfb9" officeooo:paragraph-rsid="000fb87d"/>
    </style:style>
    <style:style style:name="P70" style:family="paragraph" style:parent-style-name="Text_20_body" style:list-style-name="L3">
      <style:text-properties officeooo:rsid="00665176" officeooo:paragraph-rsid="00665176"/>
    </style:style>
    <style:style style:name="P71" style:family="paragraph" style:parent-style-name="Text_20_body">
      <style:text-properties officeooo:rsid="00665176" officeooo:paragraph-rsid="00665176"/>
    </style:style>
    <style:style style:name="P72" style:family="paragraph" style:parent-style-name="Text_20_body" style:list-style-name="L4"/>
    <style:style style:name="P73" style:family="paragraph" style:parent-style-name="Text_20_body" style:list-style-name="L4">
      <style:text-properties officeooo:paragraph-rsid="0085bc54"/>
    </style:style>
    <style:style style:name="P74" style:family="paragraph" style:parent-style-name="Text_20_body" style:list-style-name="L4">
      <style:text-properties style:font-name="sans-serif" fo:font-size="15pt" officeooo:rsid="00747dad" officeooo:paragraph-rsid="0079d085"/>
    </style:style>
    <style:style style:name="P75" style:family="paragraph" style:parent-style-name="Text_20_body" style:list-style-name="L5">
      <style:text-properties officeooo:rsid="00154c14" officeooo:paragraph-rsid="006dc217"/>
    </style:style>
    <style:style style:name="P76" style:family="paragraph" style:parent-style-name="Text_20_body">
      <style:text-properties officeooo:rsid="00154c14" officeooo:paragraph-rsid="00154c14"/>
    </style:style>
    <style:style style:name="P77" style:family="paragraph" style:parent-style-name="Text_20_body">
      <style:text-properties officeooo:rsid="00154c14" officeooo:paragraph-rsid="0018cdec"/>
    </style:style>
    <style:style style:name="P78" style:family="paragraph" style:parent-style-name="Text_20_body" style:list-style-name="L5">
      <style:text-properties officeooo:rsid="006dc217" officeooo:paragraph-rsid="006dc217"/>
    </style:style>
    <style:style style:name="P79" style:family="paragraph" style:parent-style-name="Text_20_body" style:list-style-name="L5">
      <style:text-properties officeooo:rsid="0075304d" officeooo:paragraph-rsid="0075304d"/>
    </style:style>
    <style:style style:name="P80" style:family="paragraph" style:parent-style-name="Text_20_body" style:list-style-name="L5">
      <style:text-properties officeooo:rsid="007f238d" officeooo:paragraph-rsid="007f238d"/>
    </style:style>
    <style:style style:name="P81" style:family="paragraph" style:parent-style-name="Text_20_body">
      <style:text-properties officeooo:rsid="007f238d" officeooo:paragraph-rsid="007f238d"/>
    </style:style>
    <style:style style:name="P82" style:family="paragraph" style:parent-style-name="Text_20_body">
      <style:text-properties officeooo:paragraph-rsid="005de21d"/>
    </style:style>
    <style:style style:name="P83" style:family="paragraph" style:parent-style-name="Text_20_body">
      <style:text-properties officeooo:rsid="001c6eec" officeooo:paragraph-rsid="005de21d"/>
    </style:style>
    <style:style style:name="P84" style:family="paragraph" style:parent-style-name="Text_20_body">
      <style:text-properties officeooo:rsid="001c6eec" officeooo:paragraph-rsid="0034e37c"/>
    </style:style>
    <style:style style:name="P85" style:family="paragraph" style:parent-style-name="Text_20_body">
      <style:text-properties officeooo:paragraph-rsid="0054f592"/>
    </style:style>
    <style:style style:name="P86" style:family="paragraph" style:parent-style-name="Text_20_body">
      <style:text-properties officeooo:rsid="004eef41" officeooo:paragraph-rsid="004eef41"/>
    </style:style>
    <style:style style:name="P87" style:family="paragraph" style:parent-style-name="Text_20_body">
      <style:text-properties officeooo:rsid="0048eaf7" officeooo:paragraph-rsid="004adc24"/>
    </style:style>
    <style:style style:name="P88" style:family="paragraph" style:parent-style-name="Text_20_body">
      <style:text-properties officeooo:paragraph-rsid="009c2be4"/>
    </style:style>
    <style:style style:name="P89" style:family="paragraph" style:parent-style-name="Text_20_body">
      <style:text-properties officeooo:rsid="000fb87d" officeooo:paragraph-rsid="000fb87d"/>
    </style:style>
    <style:style style:name="P90" style:family="paragraph" style:parent-style-name="Text_20_body">
      <style:text-properties officeooo:rsid="0082afbf" officeooo:paragraph-rsid="007f238d"/>
    </style:style>
    <style:style style:name="P91"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92" style:family="paragraph" style:parent-style-name="Text_20_body">
      <style:paragraph-properties fo:margin-left="2.501cm" fo:margin-right="0cm" fo:text-indent="-0.635cm" style:auto-text-indent="false"/>
      <style:text-properties officeooo:rsid="00665176" officeooo:paragraph-rsid="00665176"/>
    </style:style>
    <style:style style:name="P93" style:family="paragraph" style:parent-style-name="Text_20_body" style:list-style-name="L4">
      <style:paragraph-properties fo:margin-left="2.501cm" fo:margin-right="0cm" fo:text-indent="-0.635cm" style:auto-text-indent="false"/>
    </style:style>
    <style:style style:name="P94" style:family="paragraph" style:parent-style-name="Text_20_body">
      <style:paragraph-properties fo:margin-left="0cm" fo:margin-right="0cm" fo:text-indent="0cm" style:auto-text-indent="false"/>
      <style:text-properties officeooo:rsid="006f86fa" officeooo:paragraph-rsid="006f86fa"/>
    </style:style>
    <style:style style:name="P95" style:family="paragraph" style:parent-style-name="Text_20_body">
      <style:paragraph-properties fo:margin-left="0cm" fo:margin-right="0cm" fo:text-indent="0cm" style:auto-text-indent="false"/>
      <style:text-properties officeooo:rsid="0082afbf" officeooo:paragraph-rsid="0082afbf"/>
    </style:style>
    <style:style style:name="P96" style:family="paragraph" style:parent-style-name="Text_20_body">
      <style:paragraph-properties fo:margin-left="0cm" fo:margin-right="0cm" fo:text-indent="0cm" style:auto-text-indent="false"/>
      <style:text-properties officeooo:rsid="001aa5fb" officeooo:paragraph-rsid="006dc217"/>
    </style:style>
    <style:style style:name="P97" style:family="paragraph" style:parent-style-name="Text_20_body">
      <style:paragraph-properties fo:margin-left="0cm" fo:margin-right="0cm" fo:text-indent="0cm" style:auto-text-indent="false"/>
      <style:text-properties officeooo:rsid="00956109" officeooo:paragraph-rsid="00956109"/>
    </style:style>
    <style:style style:name="P98" style:family="paragraph" style:parent-style-name="Text_20_body">
      <style:paragraph-properties fo:margin-left="0cm" fo:margin-right="0cm" fo:text-indent="0cm" style:auto-text-indent="false"/>
      <style:text-properties officeooo:rsid="0098b768" officeooo:paragraph-rsid="0098b768"/>
    </style:style>
    <style:style style:name="P99" style:family="paragraph" style:parent-style-name="Text_20_body">
      <style:paragraph-properties fo:margin-left="1.251cm" fo:margin-right="0cm" fo:text-indent="0cm" style:auto-text-indent="false"/>
      <style:text-properties officeooo:rsid="0067afe6" officeooo:paragraph-rsid="0067afe6"/>
    </style:style>
    <style:style style:name="P100" style:family="paragraph" style:parent-style-name="Text_20_body">
      <style:paragraph-properties fo:margin-left="1.251cm" fo:margin-right="0cm" fo:text-indent="0cm" style:auto-text-indent="false"/>
      <style:text-properties officeooo:rsid="0077fba2" officeooo:paragraph-rsid="0077fba2"/>
    </style:style>
    <style:style style:name="P101" style:family="paragraph" style:parent-style-name="Text_20_body">
      <style:paragraph-properties fo:margin-left="1.251cm" fo:margin-right="0cm" fo:text-indent="0cm" style:auto-text-indent="false"/>
      <style:text-properties officeooo:rsid="006f86fa" officeooo:paragraph-rsid="006f86fa"/>
    </style:style>
    <style:style style:name="P102" style:family="paragraph" style:parent-style-name="Heading_20_1">
      <style:text-properties officeooo:rsid="008aa71a" officeooo:paragraph-rsid="008aa71a"/>
    </style:style>
    <style:style style:name="P103" style:family="paragraph" style:parent-style-name="Heading_20_1">
      <style:text-properties officeooo:rsid="0071cfb9" officeooo:paragraph-rsid="000fb87d"/>
    </style:style>
    <style:style style:name="P104" style:family="paragraph" style:parent-style-name="Heading_20_1">
      <style:text-properties officeooo:rsid="0067afe6" officeooo:paragraph-rsid="000fb87d"/>
    </style:style>
    <style:style style:name="P105" style:family="paragraph" style:parent-style-name="Heading_20_2">
      <style:text-properties officeooo:rsid="00747dad" officeooo:paragraph-rsid="00747dad"/>
    </style:style>
    <style:style style:name="P106" style:family="paragraph" style:parent-style-name="Footnote">
      <style:text-properties officeooo:rsid="00a04030" officeooo:paragraph-rsid="00a04030"/>
    </style:style>
    <style:style style:name="T1" style:family="text">
      <style:text-properties officeooo:rsid="00158c80"/>
    </style:style>
    <style:style style:name="T2" style:family="text">
      <style:text-properties officeooo:rsid="001aa5fb"/>
    </style:style>
    <style:style style:name="T3" style:family="text">
      <style:text-properties officeooo:rsid="00246c61"/>
    </style:style>
    <style:style style:name="T4" style:family="text">
      <style:text-properties officeooo:rsid="004adc24"/>
    </style:style>
    <style:style style:name="T5" style:family="text">
      <style:text-properties officeooo:rsid="00563e94"/>
    </style:style>
    <style:style style:name="T6" style:family="text">
      <style:text-properties officeooo:rsid="00180919"/>
    </style:style>
    <style:style style:name="T7" style:family="text">
      <style:text-properties officeooo:rsid="0080dfea"/>
    </style:style>
    <style:style style:name="T8" style:family="text">
      <style:text-properties officeooo:rsid="006bc8c0"/>
    </style:style>
    <style:style style:name="T9" style:family="text">
      <style:text-properties officeooo:rsid="007f29d3"/>
    </style:style>
    <style:style style:name="T10" style:family="text">
      <style:text-properties fo:font-weight="normal" style:font-weight-asian="normal" style:font-weight-complex="normal"/>
    </style:style>
    <style:style style:name="T11" style:family="text">
      <style:text-properties officeooo:rsid="0071cfb9"/>
    </style:style>
    <style:style style:name="T12" style:family="text">
      <style:text-properties officeooo:rsid="006db42a"/>
    </style:style>
    <style:style style:name="T13" style:family="text">
      <style:text-properties officeooo:rsid="0085bc54"/>
    </style:style>
    <style:style style:name="T14" style:family="text">
      <style:text-properties officeooo:rsid="007cbe3c"/>
    </style:style>
    <style:style style:name="T15" style:family="text">
      <style:text-properties officeooo:rsid="0072b1ce"/>
    </style:style>
    <style:style style:name="T16" style:family="text">
      <style:text-properties officeooo:rsid="0070df4e"/>
    </style:style>
    <style:style style:name="T17" style:family="text">
      <style:text-properties officeooo:rsid="0068d908"/>
    </style:style>
    <style:style style:name="T18" style:family="text">
      <style:text-properties officeooo:rsid="008f330f"/>
    </style:style>
    <style:style style:name="T19" style:family="text">
      <style:text-properties officeooo:rsid="00747dad"/>
    </style:style>
    <style:style style:name="T20" style:family="text"/>
    <style:style style:name="T21" style:family="text">
      <style:text-properties officeooo:rsid="00158c80"/>
    </style:style>
    <style:style style:name="T22" style:family="text">
      <style:text-properties officeooo:rsid="001aa5fb"/>
    </style:style>
    <style:style style:name="T23" style:family="text">
      <style:text-properties officeooo:rsid="00246c61"/>
    </style:style>
    <style:style style:name="T24" style:family="text">
      <style:text-properties officeooo:rsid="004adc24"/>
    </style:style>
    <style:style style:name="T25" style:family="text">
      <style:text-properties officeooo:rsid="00563e94"/>
    </style:style>
    <style:style style:name="T26" style:family="text">
      <style:text-properties officeooo:rsid="006bc8c0"/>
    </style:style>
    <style:style style:name="T27" style:family="text">
      <style:text-properties officeooo:rsid="00116f0c"/>
    </style:style>
    <style:style style:name="T28" style:family="text">
      <style:text-properties officeooo:rsid="0012910f"/>
    </style:style>
    <style:style style:name="T29" style:family="text">
      <style:text-properties officeooo:rsid="00154c14"/>
    </style:style>
    <style:style style:name="T30" style:family="text">
      <style:text-properties officeooo:rsid="00180919"/>
    </style:style>
    <style:style style:name="T31" style:family="text">
      <style:text-properties officeooo:rsid="001a36f9"/>
    </style:style>
    <style:style style:name="T32" style:family="text">
      <style:text-properties officeooo:rsid="001c383e"/>
    </style:style>
    <style:style style:name="T33" style:family="text">
      <style:text-properties officeooo:rsid="001c6eec"/>
    </style:style>
    <style:style style:name="T34" style:family="text">
      <style:text-properties officeooo:rsid="00202792"/>
    </style:style>
    <style:style style:name="T35" style:family="text">
      <style:text-properties officeooo:rsid="002b463a"/>
    </style:style>
    <style:style style:name="T36" style:family="text">
      <style:text-properties officeooo:rsid="0031914b"/>
    </style:style>
    <style:style style:name="T37" style:family="text">
      <style:text-properties officeooo:rsid="00328208"/>
    </style:style>
    <style:style style:name="T38" style:family="text">
      <style:text-properties officeooo:rsid="0032d127"/>
    </style:style>
    <style:style style:name="T39" style:family="text">
      <style:text-properties fo:color="#ff3333" officeooo:rsid="001a36f9"/>
    </style:style>
    <style:style style:name="T40" style:family="text">
      <style:text-properties officeooo:rsid="004d11e6"/>
    </style:style>
    <style:style style:name="T41" style:family="text">
      <style:text-properties officeooo:rsid="0051eb60"/>
    </style:style>
    <style:style style:name="T42" style:family="text">
      <style:text-properties officeooo:rsid="0053b7e3"/>
    </style:style>
    <style:style style:name="T43" style:family="text">
      <style:text-properties officeooo:rsid="0054f592"/>
    </style:style>
    <style:style style:name="T44" style:family="text">
      <style:text-properties officeooo:rsid="005ab428"/>
    </style:style>
    <style:style style:name="T45" style:family="text">
      <style:text-properties officeooo:rsid="005c8a37"/>
    </style:style>
    <style:style style:name="T46" style:family="text">
      <style:text-properties officeooo:rsid="005ce816"/>
    </style:style>
    <style:style style:name="T47" style:family="text">
      <style:text-properties officeooo:rsid="00607764"/>
    </style:style>
    <style:style style:name="T48" style:family="text">
      <style:text-properties officeooo:rsid="0063dae9"/>
    </style:style>
    <style:style style:name="T49" style:family="text">
      <style:text-properties officeooo:rsid="0068d908"/>
    </style:style>
    <style:style style:name="T50" style:family="text">
      <style:text-properties officeooo:rsid="006db42a"/>
    </style:style>
    <style:style style:name="T51" style:family="text">
      <style:text-properties officeooo:rsid="0070df4e"/>
    </style:style>
    <style:style style:name="T52" style:family="text">
      <style:text-properties officeooo:rsid="0071cfb9"/>
    </style:style>
    <style:style style:name="T53" style:family="text">
      <style:text-properties fo:font-weight="normal" style:font-weight-asian="normal" style:font-weight-complex="normal"/>
    </style:style>
    <style:style style:name="T54" style:family="text">
      <style:text-properties officeooo:rsid="0072b1ce"/>
    </style:style>
    <style:style style:name="T55" style:family="text">
      <style:text-properties officeooo:rsid="00747dad"/>
    </style:style>
    <style:style style:name="T56" style:family="text">
      <style:text-properties officeooo:rsid="007cbe3c"/>
    </style:style>
    <style:style style:name="T57" style:family="text">
      <style:text-properties officeooo:rsid="0067afe6"/>
    </style:style>
    <style:style style:name="T58" style:family="text">
      <style:text-properties officeooo:rsid="007f29d3"/>
    </style:style>
    <style:style style:name="T59" style:family="text">
      <style:text-properties officeooo:rsid="0080dfea"/>
    </style:style>
    <style:style style:name="T60" style:family="text">
      <style:text-properties officeooo:rsid="0085bc54"/>
    </style:style>
    <style:style style:name="T61" style:family="text">
      <style:text-properties officeooo:rsid="00870d07"/>
    </style:style>
    <style:style style:name="T62" style:family="text">
      <style:text-properties fo:font-style="italic" officeooo:rsid="00870d07" style:font-style-asian="italic" style:font-style-complex="italic"/>
    </style:style>
    <style:style style:name="T63" style:family="text">
      <style:text-properties officeooo:rsid="0088b223"/>
    </style:style>
    <style:style style:name="T64" style:family="text">
      <style:text-properties officeooo:rsid="008a3ee1"/>
    </style:style>
    <style:style style:name="T65" style:family="text">
      <style:text-properties officeooo:rsid="008f330f"/>
    </style:style>
    <style:style style:name="T66" style:family="text">
      <style:text-properties officeooo:rsid="008f6152"/>
    </style:style>
    <style:style style:name="T67" style:family="text">
      <style:text-properties officeooo:rsid="009144ac"/>
    </style:style>
    <style:style style:name="T68" style:family="text">
      <style:text-properties officeooo:rsid="0097f416"/>
    </style:style>
    <style:style style:name="T69" style:family="text">
      <style:text-properties officeooo:rsid="009a2d04"/>
    </style:style>
    <style:style style:name="T70" style:family="text">
      <style:text-properties officeooo:rsid="009aa3c2"/>
    </style:style>
    <style:style style:name="T71" style:family="text">
      <style:text-properties officeooo:rsid="009c2be4"/>
    </style:style>
    <style:style style:name="T72" style:family="text">
      <style:text-properties officeooo:rsid="009cab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6067536" text:id="ct66067536">
          <text:insertion>
            <office:change-info>
              <dc:creator>Urs Zeidler</dc:creator>
              <dc:date>2015-09-19T18:35:00</dc:date>
            </office:change-info>
          </text:insertion>
        </text:changed-region>
        <text:changed-region xml:id="ct66332912" text:id="ct66332912">
          <text:insertion>
            <office:change-info>
              <dc:creator>Urs Zeidler</dc:creator>
              <dc:date>2015-09-20T12:03:00</dc:date>
            </office:change-info>
          </text:insertion>
        </text:changed-region>
        <text:changed-region xml:id="ct66061088" text:id="ct66061088">
          <text:insertion>
            <office:change-info>
              <dc:creator>Urs Zeidler</dc:creator>
              <dc:date>2015-09-19T18:31:00</dc:date>
            </office:change-info>
          </text:insertion>
        </text:changed-region>
        <text:changed-region xml:id="ct66047424" text:id="ct66047424">
          <text:deletion>
            <office:change-info>
              <dc:creator>Urs Zeidler</dc:creator>
              <dc:date>2015-09-19T18:36:00</dc:date>
            </office:change-info>
            <text:p text:style-name="P1">nachzufühlen</text:p>
          </text:deletion>
        </text:changed-region>
        <text:changed-region xml:id="ct66055344" text:id="ct66055344">
          <text:insertion>
            <office:change-info>
              <dc:creator>Urs Zeidler</dc:creator>
              <dc:date>2015-09-19T18:36:00</dc:date>
            </office:change-info>
          </text:insertion>
        </text:changed-region>
        <text:changed-region xml:id="ct80285312" text:id="ct80285312">
          <text:deletion>
            <office:change-info>
              <dc:creator>Urs Zeidler</dc:creator>
              <dc:date>2015-09-20T12:01:00</dc:date>
            </office:change-info>
            <text:p text:style-name="P2"><text:span text:style-name="T1">[hj 85]</text:span></text:p>
          </text:deletion>
        </text:changed-region>
        <text:changed-region xml:id="ct97878800" text:id="ct97878800">
          <text:insertion>
            <office:change-info>
              <dc:creator>Urs Zeidler</dc:creator>
              <dc:date>2015-09-20T12:01:00</dc:date>
            </office:change-info>
          </text:insertion>
        </text:changed-region>
        <text:changed-region xml:id="ct66068256" text:id="ct66068256">
          <text:insertion>
            <office:change-info>
              <dc:creator>Urs Zeidler</dc:creator>
              <dc:date>2015-09-19T18:37:00</dc:date>
            </office:change-info>
          </text:insertion>
        </text:changed-region>
        <text:changed-region xml:id="ct66071776" text:id="ct66071776">
          <text:deletion>
            <office:change-info>
              <dc:creator>Urs Zeidler</dc:creator>
              <dc:date>2015-09-19T18:39:00</dc:date>
            </office:change-info>
            <text:p text:style-name="P2"><text:span text:style-name="T1">die </text:span></text:p>
          </text:deletion>
        </text:changed-region>
        <text:changed-region xml:id="ct66072720" text:id="ct66072720">
          <text:deletion>
            <office:change-info>
              <dc:creator>Urs Zeidler</dc:creator>
              <dc:date>2015-09-19T18:39:00</dc:date>
            </office:change-info>
            <text:p text:style-name="P2"><text:span text:style-name="T1">.</text:span></text:p>
          </text:deletion>
        </text:changed-region>
        <text:changed-region xml:id="ct66075088" text:id="ct66075088">
          <text:insertion>
            <office:change-info>
              <dc:creator>Urs Zeidler</dc:creator>
              <dc:date>2015-09-19T18:39:00</dc:date>
            </office:change-info>
          </text:insertion>
        </text:changed-region>
        <text:changed-region xml:id="ct66076944" text:id="ct66076944">
          <text:insertion>
            <office:change-info>
              <dc:creator>Urs Zeidler</dc:creator>
              <dc:date>2015-09-19T18:43:00</dc:date>
            </office:change-info>
          </text:insertion>
        </text:changed-region>
        <text:changed-region xml:id="ct66083040" text:id="ct66083040">
          <text:insertion>
            <office:change-info>
              <dc:creator>Urs Zeidler</dc:creator>
              <dc:date>2015-09-19T18:43:00</dc:date>
            </office:change-info>
          </text:insertion>
        </text:changed-region>
        <text:changed-region xml:id="ct66085712" text:id="ct66085712">
          <text:insertion>
            <office:change-info>
              <dc:creator>Urs Zeidler</dc:creator>
              <dc:date>2015-09-19T18:44:00</dc:date>
            </office:change-info>
          </text:insertion>
        </text:changed-region>
        <text:changed-region xml:id="ct66052160" text:id="ct66052160">
          <text:deletion>
            <office:change-info>
              <dc:creator>Urs Zeidler</dc:creator>
              <dc:date>2015-09-19T18:44:00</dc:date>
            </office:change-info>
            <text:p text:style-name="P3"><text:span text:style-name="T2">Z</text:span></text:p>
          </text:deletion>
        </text:changed-region>
        <text:changed-region xml:id="ct79675984" text:id="ct79675984">
          <text:deletion>
            <office:change-info>
              <dc:creator>Urs Zeidler</dc:creator>
              <dc:date>2015-09-20T12:00:00</dc:date>
            </office:change-info>
            <text:p text:style-name="P3"><text:span text:style-name="T2">weckhaft</text:span></text:p>
          </text:deletion>
        </text:changed-region>
        <text:changed-region xml:id="ct66076672" text:id="ct66076672">
          <text:insertion>
            <office:change-info>
              <dc:creator>Urs Zeidler</dc:creator>
              <dc:date>2015-09-20T12:00:00</dc:date>
            </office:change-info>
          </text:insertion>
        </text:changed-region>
        <text:changed-region xml:id="ct66082288" text:id="ct66082288">
          <text:insertion>
            <office:change-info>
              <dc:creator>Urs Zeidler</dc:creator>
              <dc:date>2015-09-19T18:44:00</dc:date>
            </office:change-info>
          </text:insertion>
        </text:changed-region>
        <text:changed-region xml:id="ct66078720" text:id="ct66078720">
          <text:insertion>
            <office:change-info>
              <dc:creator>Urs Zeidler</dc:creator>
              <dc:date>2015-09-19T18:44:00</dc:date>
            </office:change-info>
          </text:insertion>
        </text:changed-region>
        <text:changed-region xml:id="ct66091840" text:id="ct66091840">
          <text:insertion>
            <office:change-info>
              <dc:creator>Urs Zeidler</dc:creator>
              <dc:date>2015-09-19T18:45:00</dc:date>
            </office:change-info>
          </text:insertion>
        </text:changed-region>
        <text:changed-region xml:id="ct66075872" text:id="ct66075872">
          <text:insertion>
            <office:change-info>
              <dc:creator>Urs Zeidler</dc:creator>
              <dc:date>2015-09-19T18:45:00</dc:date>
            </office:change-info>
          </text:insertion>
        </text:changed-region>
        <text:changed-region xml:id="ct66076336" text:id="ct66076336">
          <text:insertion>
            <office:change-info>
              <dc:creator>Urs Zeidler</dc:creator>
              <dc:date>2015-09-19T18:45:00</dc:date>
            </office:change-info>
          </text:insertion>
        </text:changed-region>
        <text:changed-region xml:id="ct66053472" text:id="ct66053472">
          <text:deletion>
            <office:change-info>
              <dc:creator>Urs Zeidler</dc:creator>
              <dc:date>2015-09-19T18:46:00</dc:date>
            </office:change-info>
            <text:p text:style-name="P4">A</text:p>
          </text:deletion>
        </text:changed-region>
        <text:changed-region xml:id="ct65950976" text:id="ct65950976">
          <text:insertion>
            <office:change-info>
              <dc:creator>Urs Zeidler</dc:creator>
              <dc:date>2015-09-19T18:46:00</dc:date>
            </office:change-info>
          </text:insertion>
        </text:changed-region>
        <text:changed-region xml:id="ct65973648" text:id="ct65973648">
          <text:insertion>
            <office:change-info>
              <dc:creator>Urs Zeidler</dc:creator>
              <dc:date>2015-09-19T18:46:00</dc:date>
            </office:change-info>
          </text:insertion>
        </text:changed-region>
        <text:changed-region xml:id="ct66059584" text:id="ct66059584">
          <text:deletion>
            <office:change-info>
              <dc:creator>Urs Zeidler</dc:creator>
              <dc:date>2015-09-19T18:42:00</dc:date>
            </office:change-info>
            <text:p text:style-name="P5">.</text:p>
          </text:deletion>
        </text:changed-region>
        <text:changed-region xml:id="ct65976336" text:id="ct65976336">
          <text:insertion>
            <office:change-info>
              <dc:creator>Urs Zeidler</dc:creator>
              <dc:date>2015-09-19T18:42:00</dc:date>
            </office:change-info>
          </text:insertion>
        </text:changed-region>
        <text:changed-region xml:id="ct65977616" text:id="ct65977616">
          <text:deletion>
            <office:change-info>
              <dc:creator>Urs Zeidler</dc:creator>
              <dc:date>2015-09-19T18:46:00</dc:date>
            </office:change-info>
            <text:p text:style-name="P5">sie </text:p>
          </text:deletion>
        </text:changed-region>
        <text:changed-region xml:id="ct66092288" text:id="ct66092288">
          <text:insertion>
            <office:change-info>
              <dc:creator>Urs Zeidler</dc:creator>
              <dc:date>2015-09-19T18:48:00</dc:date>
            </office:change-info>
          </text:insertion>
        </text:changed-region>
        <text:changed-region xml:id="ct66077952" text:id="ct66077952">
          <text:deletion>
            <office:change-info>
              <dc:creator>Urs Zeidler</dc:creator>
              <dc:date>2015-09-19T18:48:00</dc:date>
            </office:change-info>
            <text:p text:style-name="P6"><text:span text:style-name="T3">„</text:span></text:p>
          </text:deletion>
        </text:changed-region>
        <text:changed-region xml:id="ct65974352" text:id="ct65974352">
          <text:insertion>
            <office:change-info>
              <dc:creator>Urs Zeidler</dc:creator>
              <dc:date>2015-09-19T18:48:00</dc:date>
            </office:change-info>
          </text:insertion>
        </text:changed-region>
        <text:changed-region xml:id="ct66075280" text:id="ct66075280">
          <text:deletion>
            <office:change-info>
              <dc:creator>Urs Zeidler</dc:creator>
              <dc:date>2015-09-19T18:48:00</dc:date>
            </office:change-info>
            <text:p text:style-name="P6"><text:span text:style-name="T3">“</text:span></text:p>
          </text:deletion>
        </text:changed-region>
        <text:changed-region xml:id="ct66079552" text:id="ct66079552">
          <text:insertion>
            <office:change-info>
              <dc:creator>Urs Zeidler</dc:creator>
              <dc:date>2015-09-19T18:48:00</dc:date>
            </office:change-info>
          </text:insertion>
        </text:changed-region>
        <text:changed-region xml:id="ct66088624" text:id="ct66088624">
          <text:deletion>
            <office:change-info>
              <dc:creator>Urs Zeidler</dc:creator>
              <dc:date>2015-09-19T18:49:00</dc:date>
            </office:change-info>
            <text:p text:style-name="P6"><text:span text:style-name="T3">Spiegelneuronen Prinzips</text:span></text:p>
          </text:deletion>
        </text:changed-region>
        <text:changed-region xml:id="ct66074336" text:id="ct66074336">
          <text:insertion>
            <office:change-info>
              <dc:creator>Urs Zeidler</dc:creator>
              <dc:date>2015-09-19T18:49:00</dc:date>
            </office:change-info>
          </text:insertion>
        </text:changed-region>
        <text:changed-region xml:id="ct66083824" text:id="ct66083824">
          <text:insertion>
            <office:change-info>
              <dc:creator>Urs Zeidler</dc:creator>
              <dc:date>2015-09-19T18:49:00</dc:date>
            </office:change-info>
          </text:insertion>
        </text:changed-region>
        <text:changed-region xml:id="ct66104176" text:id="ct66104176">
          <text:insertion>
            <office:change-info>
              <dc:creator>Urs Zeidler</dc:creator>
              <dc:date>2015-09-19T18:52:00</dc:date>
            </office:change-info>
          </text:insertion>
        </text:changed-region>
        <text:changed-region xml:id="ct66095680" text:id="ct66095680">
          <text:insertion>
            <office:change-info>
              <dc:creator>Urs Zeidler</dc:creator>
              <dc:date>2015-09-19T18:52:00</dc:date>
            </office:change-info>
          </text:insertion>
        </text:changed-region>
        <text:changed-region xml:id="ct66096880" text:id="ct66096880">
          <text:deletion>
            <office:change-info>
              <dc:creator>Urs Zeidler</dc:creator>
              <dc:date>2015-09-19T18:52:00</dc:date>
            </office:change-info>
            <text:p text:style-name="P6"><text:span text:style-name="T3">I</text:span></text:p>
          </text:deletion>
        </text:changed-region>
        <text:changed-region xml:id="ct66110880" text:id="ct66110880">
          <text:insertion>
            <office:change-info>
              <dc:creator>Urs Zeidler</dc:creator>
              <dc:date>2015-09-19T18:52:00</dc:date>
            </office:change-info>
          </text:insertion>
        </text:changed-region>
        <text:changed-region xml:id="ct66116640" text:id="ct66116640">
          <text:insertion>
            <office:change-info>
              <dc:creator>Urs Zeidler</dc:creator>
              <dc:date>2015-09-19T18:52:00</dc:date>
            </office:change-info>
          </text:insertion>
        </text:changed-region>
        <text:changed-region xml:id="ct66116336" text:id="ct66116336">
          <text:deletion>
            <office:change-info>
              <dc:creator>Urs Zeidler</dc:creator>
              <dc:date>2015-09-19T18:52:00</dc:date>
            </office:change-info>
            <text:p text:style-name="P7"><text:s/></text:p>
          </text:deletion>
        </text:changed-region>
        <text:changed-region xml:id="ct66113264" text:id="ct66113264">
          <text:insertion>
            <office:change-info>
              <dc:creator>Urs Zeidler</dc:creator>
              <dc:date>2015-09-19T18:53:00</dc:date>
            </office:change-info>
          </text:insertion>
        </text:changed-region>
        <text:changed-region xml:id="ct66073024" text:id="ct66073024">
          <text:deletion>
            <office:change-info>
              <dc:creator>Urs Zeidler</dc:creator>
              <dc:date>2015-09-19T18:53:00</dc:date>
            </office:change-info>
            <text:p text:style-name="P7">a</text:p>
          </text:deletion>
        </text:changed-region>
        <text:changed-region xml:id="ct66104992" text:id="ct66104992">
          <text:insertion>
            <office:change-info>
              <dc:creator>Urs Zeidler</dc:creator>
              <dc:date>2015-09-19T18:53:00</dc:date>
            </office:change-info>
          </text:insertion>
        </text:changed-region>
        <text:changed-region xml:id="ct66110384" text:id="ct66110384">
          <text:insertion>
            <office:change-info>
              <dc:creator>Urs Zeidler</dc:creator>
              <dc:date>2015-09-19T18:53:00</dc:date>
            </office:change-info>
          </text:insertion>
        </text:changed-region>
        <text:changed-region xml:id="ct65974688" text:id="ct65974688">
          <text:deletion>
            <office:change-info>
              <dc:creator>Urs Zeidler</dc:creator>
              <dc:date>2015-09-19T18:53:00</dc:date>
            </office:change-info>
            <text:p text:style-name="P7">ie</text:p>
          </text:deletion>
        </text:changed-region>
        <text:changed-region xml:id="ct65985616" text:id="ct65985616">
          <text:insertion>
            <office:change-info>
              <dc:creator>Urs Zeidler</dc:creator>
              <dc:date>2015-09-19T18:53:00</dc:date>
            </office:change-info>
          </text:insertion>
        </text:changed-region>
        <text:changed-region xml:id="ct65979792" text:id="ct65979792">
          <text:deletion>
            <office:change-info>
              <dc:creator>Urs Zeidler</dc:creator>
              <dc:date>2015-09-19T18:53:00</dc:date>
            </office:change-info>
            <text:p text:style-name="P7">A</text:p>
          </text:deletion>
        </text:changed-region>
        <text:changed-region xml:id="ct65987392" text:id="ct65987392">
          <text:insertion>
            <office:change-info>
              <dc:creator>Urs Zeidler</dc:creator>
              <dc:date>2015-09-19T18:53:00</dc:date>
            </office:change-info>
          </text:insertion>
        </text:changed-region>
        <text:changed-region xml:id="ct66072432" text:id="ct66072432">
          <text:deletion>
            <office:change-info>
              <dc:creator>Urs Zeidler</dc:creator>
              <dc:date>2015-09-19T18:53:00</dc:date>
            </office:change-info>
            <text:p text:style-name="P7">D</text:p>
          </text:deletion>
        </text:changed-region>
        <text:changed-region xml:id="ct65984336" text:id="ct65984336">
          <text:insertion>
            <office:change-info>
              <dc:creator>Urs Zeidler</dc:creator>
              <dc:date>2015-09-19T18:53:00</dc:date>
            </office:change-info>
          </text:insertion>
        </text:changed-region>
        <text:changed-region xml:id="ct66110576" text:id="ct66110576">
          <text:insertion>
            <office:change-info>
              <dc:creator>Urs Zeidler</dc:creator>
              <dc:date>2015-09-19T18:54:00</dc:date>
            </office:change-info>
          </text:insertion>
        </text:changed-region>
        <text:changed-region xml:id="ct65987648" text:id="ct65987648">
          <text:insertion>
            <office:change-info>
              <dc:creator>Urs Zeidler</dc:creator>
              <dc:date>2015-09-19T18:54:00</dc:date>
            </office:change-info>
          </text:insertion>
        </text:changed-region>
        <text:changed-region xml:id="ct66103872" text:id="ct66103872">
          <text:deletion>
            <office:change-info>
              <dc:creator>Urs Zeidler</dc:creator>
              <dc:date>2015-09-19T18:54:00</dc:date>
            </office:change-info>
            <text:p text:style-name="P7">sie sind</text:p>
          </text:deletion>
        </text:changed-region>
        <text:changed-region xml:id="ct66074080" text:id="ct66074080">
          <text:insertion>
            <office:change-info>
              <dc:creator>Urs Zeidler</dc:creator>
              <dc:date>2015-09-19T18:54:00</dc:date>
            </office:change-info>
          </text:insertion>
        </text:changed-region>
        <text:changed-region xml:id="ct66070272" text:id="ct66070272">
          <text:insertion>
            <office:change-info>
              <dc:creator>Urs Zeidler</dc:creator>
              <dc:date>2015-09-19T18:54:00</dc:date>
            </office:change-info>
          </text:insertion>
        </text:changed-region>
        <text:changed-region xml:id="ct66078176" text:id="ct66078176">
          <text:deletion>
            <office:change-info>
              <dc:creator>Urs Zeidler</dc:creator>
              <dc:date>2015-09-19T18:55:00</dc:date>
            </office:change-info>
            <text:p text:style-name="P7">,</text:p>
          </text:deletion>
        </text:changed-region>
        <text:changed-region xml:id="ct66076064" text:id="ct66076064">
          <text:insertion>
            <office:change-info>
              <dc:creator>Urs Zeidler</dc:creator>
              <dc:date>2015-09-19T18:55:00</dc:date>
            </office:change-info>
          </text:insertion>
        </text:changed-region>
        <text:changed-region xml:id="ct65997232" text:id="ct65997232">
          <text:deletion>
            <office:change-info>
              <dc:creator>Urs Zeidler</dc:creator>
              <dc:date>2015-09-19T18:55:00</dc:date>
            </office:change-info>
            <text:p text:style-name="P7">,</text:p>
          </text:deletion>
        </text:changed-region>
        <text:changed-region xml:id="ct66075504" text:id="ct66075504">
          <text:insertion>
            <office:change-info>
              <dc:creator>Urs Zeidler</dc:creator>
              <dc:date>2015-09-19T18:55:00</dc:date>
            </office:change-info>
          </text:insertion>
        </text:changed-region>
        <text:changed-region xml:id="ct65999216" text:id="ct65999216">
          <text:deletion>
            <office:change-info>
              <dc:creator>Urs Zeidler</dc:creator>
              <dc:date>2015-09-19T18:55:00</dc:date>
            </office:change-info>
            <text:p text:style-name="P7">und w</text:p>
          </text:deletion>
        </text:changed-region>
        <text:changed-region xml:id="ct66085152" text:id="ct66085152">
          <text:insertion>
            <office:change-info>
              <dc:creator>Urs Zeidler</dc:creator>
              <dc:date>2015-09-19T18:55:00</dc:date>
            </office:change-info>
          </text:insertion>
        </text:changed-region>
        <text:changed-region xml:id="ct66097936" text:id="ct66097936">
          <text:deletion>
            <office:change-info>
              <dc:creator>Urs Zeidler</dc:creator>
              <dc:date>2015-09-19T18:56:00</dc:date>
            </office:change-info>
            <text:p text:style-name="P7">dieser</text:p>
          </text:deletion>
        </text:changed-region>
        <text:changed-region xml:id="ct66079056" text:id="ct66079056">
          <text:insertion>
            <office:change-info>
              <dc:creator>Urs Zeidler</dc:creator>
              <dc:date>2015-09-19T18:56:00</dc:date>
            </office:change-info>
          </text:insertion>
        </text:changed-region>
        <text:changed-region xml:id="ct66071968" text:id="ct66071968">
          <text:deletion>
            <office:change-info>
              <dc:creator>Urs Zeidler</dc:creator>
              <dc:date>2015-09-19T18:56:00</dc:date>
            </office:change-info>
            <text:p text:style-name="P7">G</text:p>
          </text:deletion>
        </text:changed-region>
        <text:changed-region xml:id="ct66092928" text:id="ct66092928">
          <text:insertion>
            <office:change-info>
              <dc:creator>Urs Zeidler</dc:creator>
              <dc:date>2015-09-19T18:56:00</dc:date>
            </office:change-info>
          </text:insertion>
        </text:changed-region>
        <text:changed-region xml:id="ct66088096" text:id="ct66088096">
          <text:deletion>
            <office:change-info>
              <dc:creator>Urs Zeidler</dc:creator>
              <dc:date>2015-09-19T18:57:00</dc:date>
            </office:change-info>
            <text:p text:style-name="P7">,</text:p>
          </text:deletion>
        </text:changed-region>
        <text:changed-region xml:id="ct66001504" text:id="ct66001504">
          <text:insertion>
            <office:change-info>
              <dc:creator>Urs Zeidler</dc:creator>
              <dc:date>2015-09-19T18:57:00</dc:date>
            </office:change-info>
          </text:insertion>
        </text:changed-region>
        <text:changed-region xml:id="ct66079248" text:id="ct66079248">
          <text:deletion>
            <office:change-info>
              <dc:creator>Urs Zeidler</dc:creator>
              <dc:date>2015-09-19T18:57:00</dc:date>
            </office:change-info>
            <text:p text:style-name="P7">s</text:p>
          </text:deletion>
        </text:changed-region>
        <text:changed-region xml:id="ct65989040" text:id="ct65989040">
          <text:insertion>
            <office:change-info>
              <dc:creator>Urs Zeidler</dc:creator>
              <dc:date>2015-09-19T18:57:00</dc:date>
            </office:change-info>
          </text:insertion>
        </text:changed-region>
        <text:changed-region xml:id="ct66074528" text:id="ct66074528">
          <text:deletion>
            <office:change-info>
              <dc:creator>Urs Zeidler</dc:creator>
              <dc:date>2015-09-19T18:58:00</dc:date>
            </office:change-info>
            <text:p text:style-name="P7">n</text:p>
          </text:deletion>
        </text:changed-region>
        <text:changed-region xml:id="ct66096288" text:id="ct66096288">
          <text:insertion>
            <office:change-info>
              <dc:creator>Urs Zeidler</dc:creator>
              <dc:date>2015-09-19T18:58:00</dc:date>
            </office:change-info>
          </text:insertion>
        </text:changed-region>
        <text:changed-region xml:id="ct66083232" text:id="ct66083232">
          <text:deletion>
            <office:change-info>
              <dc:creator>Urs Zeidler</dc:creator>
              <dc:date>2015-09-19T18:58:00</dc:date>
            </office:change-info>
            <text:p text:style-name="P7">S</text:p>
          </text:deletion>
        </text:changed-region>
        <text:changed-region xml:id="ct66097104" text:id="ct66097104">
          <text:insertion>
            <office:change-info>
              <dc:creator>Urs Zeidler</dc:creator>
              <dc:date>2015-09-19T18:58:00</dc:date>
            </office:change-info>
          </text:insertion>
        </text:changed-region>
        <text:changed-region xml:id="ct66003168" text:id="ct66003168">
          <text:deletion>
            <office:change-info>
              <dc:creator>Urs Zeidler</dc:creator>
              <dc:date>2015-09-19T18:58:00</dc:date>
            </office:change-info>
            <text:p text:style-name="P7">G</text:p>
          </text:deletion>
        </text:changed-region>
        <text:changed-region xml:id="ct66084016" text:id="ct66084016">
          <text:insertion>
            <office:change-info>
              <dc:creator>Urs Zeidler</dc:creator>
              <dc:date>2015-09-19T18:58:00</dc:date>
            </office:change-info>
          </text:insertion>
        </text:changed-region>
        <text:changed-region xml:id="ct66073216" text:id="ct66073216">
          <text:deletion>
            <office:change-info>
              <dc:creator>Urs Zeidler</dc:creator>
              <dc:date>2015-09-19T18:58:00</dc:date>
            </office:change-info>
            <text:p text:style-name="P7">S</text:p>
          </text:deletion>
        </text:changed-region>
        <text:changed-region xml:id="ct66112080" text:id="ct66112080">
          <text:insertion>
            <office:change-info>
              <dc:creator>Urs Zeidler</dc:creator>
              <dc:date>2015-09-19T18:58:00</dc:date>
            </office:change-info>
          </text:insertion>
        </text:changed-region>
        <text:changed-region xml:id="ct66105248" text:id="ct66105248">
          <text:insertion>
            <office:change-info>
              <dc:creator>Urs Zeidler</dc:creator>
              <dc:date>2015-09-19T18:59:00</dc:date>
            </office:change-info>
          </text:insertion>
        </text:changed-region>
        <text:changed-region xml:id="ct66003360" text:id="ct66003360">
          <text:deletion>
            <office:change-info>
              <dc:creator>Urs Zeidler</dc:creator>
              <dc:date>2015-09-19T19:00:00</dc:date>
            </office:change-info>
            <text:p text:style-name="P8">w</text:p>
          </text:deletion>
        </text:changed-region>
        <text:changed-region xml:id="ct65991280" text:id="ct65991280">
          <text:insertion>
            <office:change-info>
              <dc:creator>Urs Zeidler</dc:creator>
              <dc:date>2015-09-19T19:00:00</dc:date>
            </office:change-info>
          </text:insertion>
        </text:changed-region>
        <text:changed-region xml:id="ct66001696" text:id="ct66001696">
          <text:insertion>
            <office:change-info>
              <dc:creator>Urs Zeidler</dc:creator>
              <dc:date>2015-09-19T19:00:00</dc:date>
            </office:change-info>
          </text:insertion>
        </text:changed-region>
        <text:changed-region xml:id="ct66073408" text:id="ct66073408">
          <text:deletion>
            <office:change-info>
              <dc:creator>Urs Zeidler</dc:creator>
              <dc:date>2015-09-19T19:00:00</dc:date>
            </office:change-info>
            <text:p text:style-name="P8">,</text:p>
          </text:deletion>
        </text:changed-region>
        <text:changed-region xml:id="ct66072192" text:id="ct66072192">
          <text:insertion>
            <office:change-info>
              <dc:creator>Urs Zeidler</dc:creator>
              <dc:date>2015-09-19T19:00:00</dc:date>
            </office:change-info>
          </text:insertion>
        </text:changed-region>
        <text:changed-region xml:id="ct65992064" text:id="ct65992064">
          <text:deletion>
            <office:change-info>
              <dc:creator>Urs Zeidler</dc:creator>
              <dc:date>2015-09-19T19:00:00</dc:date>
            </office:change-info>
            <text:p text:style-name="P8">,</text:p>
          </text:deletion>
        </text:changed-region>
        <text:changed-region xml:id="ct66071328" text:id="ct66071328">
          <text:insertion>
            <office:change-info>
              <dc:creator>Urs Zeidler</dc:creator>
              <dc:date>2015-09-19T19:00:00</dc:date>
            </office:change-info>
          </text:insertion>
        </text:changed-region>
        <text:changed-region xml:id="ct66111072" text:id="ct66111072">
          <text:deletion>
            <office:change-info>
              <dc:creator>Urs Zeidler</dc:creator>
              <dc:date>2015-09-19T19:00:00</dc:date>
            </office:change-info>
            <text:p text:style-name="P8">e</text:p>
          </text:deletion>
        </text:changed-region>
        <text:changed-region xml:id="ct66074752" text:id="ct66074752">
          <text:insertion>
            <office:change-info>
              <dc:creator>Urs Zeidler</dc:creator>
              <dc:date>2015-09-19T19:01:00</dc:date>
            </office:change-info>
          </text:insertion>
        </text:changed-region>
        <text:changed-region xml:id="ct65992816" text:id="ct65992816">
          <text:insertion>
            <office:change-info>
              <dc:creator>Urs Zeidler</dc:creator>
              <dc:date>2015-09-19T19:01:00</dc:date>
            </office:change-info>
          </text:insertion>
        </text:changed-region>
        <text:changed-region xml:id="ct65996000" text:id="ct65996000">
          <text:deletion>
            <office:change-info>
              <dc:creator>Urs Zeidler</dc:creator>
              <dc:date>2015-09-19T19:01:00</dc:date>
            </office:change-info>
            <text:p text:style-name="P8"><text:span text:style-name="T4">S</text:span></text:p>
          </text:deletion>
        </text:changed-region>
        <text:changed-region xml:id="ct65992512" text:id="ct65992512">
          <text:insertion>
            <office:change-info>
              <dc:creator>Urs Zeidler</dc:creator>
              <dc:date>2015-09-19T19:01:00</dc:date>
            </office:change-info>
          </text:insertion>
        </text:changed-region>
        <text:changed-region xml:id="ct66010960" text:id="ct66010960">
          <text:deletion>
            <office:change-info>
              <dc:creator>Urs Zeidler</dc:creator>
              <dc:date>2015-09-19T19:02:00</dc:date>
            </office:change-info>
            <text:p text:style-name="P8"><text:span text:style-name="T4"><text:s/></text:span></text:p>
          </text:deletion>
        </text:changed-region>
        <text:changed-region xml:id="ct66093120" text:id="ct66093120">
          <text:deletion>
            <office:change-info>
              <dc:creator>Urs Zeidler</dc:creator>
              <dc:date>2015-09-19T19:02:00</dc:date>
            </office:change-info>
            <text:p text:style-name="P8"><text:span text:style-name="T4"><text:s/></text:span></text:p>
          </text:deletion>
        </text:changed-region>
        <text:changed-region xml:id="ct66014192" text:id="ct66014192">
          <text:insertion>
            <office:change-info>
              <dc:creator>Urs Zeidler</dc:creator>
              <dc:date>2015-09-19T19:02:00</dc:date>
            </office:change-info>
          </text:insertion>
        </text:changed-region>
        <text:changed-region xml:id="ct66006288" text:id="ct66006288">
          <text:deletion>
            <office:change-info>
              <dc:creator>Urs Zeidler</dc:creator>
              <dc:date>2015-09-19T19:02:00</dc:date>
            </office:change-info>
            <text:p text:style-name="P9"><text:span text:style-name="T5">-</text:span></text:p>
          </text:deletion>
        </text:changed-region>
        <text:changed-region xml:id="ct66007488" text:id="ct66007488">
          <text:insertion>
            <office:change-info>
              <dc:creator>Urs Zeidler</dc:creator>
              <dc:date>2015-09-19T19:04:00</dc:date>
            </office:change-info>
          </text:insertion>
        </text:changed-region>
        <text:changed-region xml:id="ct65993888" text:id="ct65993888">
          <text:deletion>
            <office:change-info>
              <dc:creator>Urs Zeidler</dc:creator>
              <dc:date>2015-09-19T19:05:00</dc:date>
            </office:change-info>
            <text:p text:style-name="P9"><text:span text:style-name="T5">D</text:span></text:p>
          </text:deletion>
        </text:changed-region>
        <text:changed-region xml:id="ct65982288" text:id="ct65982288">
          <text:insertion>
            <office:change-info>
              <dc:creator>Urs Zeidler</dc:creator>
              <dc:date>2015-09-19T19:05:00</dc:date>
            </office:change-info>
          </text:insertion>
        </text:changed-region>
        <text:changed-region xml:id="ct66096016" text:id="ct66096016">
          <text:deletion>
            <office:change-info>
              <dc:creator>Urs Zeidler</dc:creator>
              <dc:date>2015-09-19T19:05:00</dc:date>
            </office:change-info>
            <text:p text:style-name="P9"><text:span text:style-name="T5"><text:s/>e</text:span></text:p>
          </text:deletion>
        </text:changed-region>
        <text:changed-region xml:id="ct65999984" text:id="ct65999984">
          <text:insertion>
            <office:change-info>
              <dc:creator>Urs Zeidler</dc:creator>
              <dc:date>2015-09-19T19:05:00</dc:date>
            </office:change-info>
          </text:insertion>
        </text:changed-region>
        <text:changed-region xml:id="ct66003616" text:id="ct66003616">
          <text:insertion>
            <office:change-info>
              <dc:creator>Urs Zeidler</dc:creator>
              <dc:date>2015-09-19T19:05:00</dc:date>
            </office:change-info>
          </text:insertion>
        </text:changed-region>
        <text:changed-region xml:id="ct66095392" text:id="ct66095392">
          <text:deletion>
            <office:change-info>
              <dc:creator>Urs Zeidler</dc:creator>
              <dc:date>2015-09-19T19:05:00</dc:date>
            </office:change-info>
            <text:p text:style-name="P9"><text:span text:style-name="T5"><text:s/>V</text:span></text:p>
          </text:deletion>
        </text:changed-region>
        <text:changed-region xml:id="ct66104368" text:id="ct66104368">
          <text:insertion>
            <office:change-info>
              <dc:creator>Urs Zeidler</dc:creator>
              <dc:date>2015-09-19T19:05:00</dc:date>
            </office:change-info>
          </text:insertion>
        </text:changed-region>
        <text:changed-region xml:id="ct65985888" text:id="ct65985888">
          <text:deletion>
            <office:change-info>
              <dc:creator>Urs Zeidler</dc:creator>
              <dc:date>2015-09-19T19:06:00</dc:date>
            </office:change-info>
            <text:p text:style-name="P9"><text:span text:style-name="T5">n</text:span></text:p>
          </text:deletion>
        </text:changed-region>
        <text:changed-region xml:id="ct66115920" text:id="ct66115920">
          <text:insertion>
            <office:change-info>
              <dc:creator>Urs Zeidler</dc:creator>
              <dc:date>2015-09-19T19:07:00</dc:date>
            </office:change-info>
          </text:insertion>
        </text:changed-region>
        <text:changed-region xml:id="ct66106304" text:id="ct66106304">
          <text:insertion>
            <office:change-info>
              <dc:creator>Urs Zeidler</dc:creator>
              <dc:date>2015-09-19T19:07:00</dc:date>
            </office:change-info>
          </text:insertion>
        </text:changed-region>
        <text:changed-region xml:id="ct99285088" text:id="ct99285088">
          <text:deletion>
            <office:change-info>
              <dc:creator>Urs Zeidler</dc:creator>
              <dc:date>2015-09-20T12:05:00</dc:date>
            </office:change-info>
            <text:h text:style-name="P10" text:outline-level="1">Ziele</text:h>
            <text:p text:style-name="P11">Veränderung der Gesellschaftlichen Wertvorstellungen zu einer Bedürfnis Orientierten Wirtschaftsform deren Mittelpunkt das <text:span text:style-name="T6">W</text:span>ohl der uns zur Verantwortung gegeben Kindern ist.</text:p>
            <text:p text:style-name="P11"/>
            <text:list xml:id="list6082083621303158109" text:style-name="L1">
              <text:list-item>
                <text:p text:style-name="P12">Keine Werbung/Marketing</text:p>
              </text:list-item>
              <text:list-item>
                <text:p text:style-name="P13">Weniger Produktion → weniger Arbeit → mehr zeit für Kinder</text:p>
              </text:list-item>
              <text:list-item>
                <text:p text:style-name="P13">Pazifismus</text:p>
              </text:list-item>
              <text:list-item>
                <text:p text:style-name="P14"><text:span text:style-name="T7">Bedingungsloses </text:span>Grundeinkommen</text:p>
              </text:list-item>
            </text:list>
            <text:p text:style-name="P15"/>
            <text:h text:style-name="Heading_20_1" text:outline-level="1">Grundbestimmungen</text:h>
            <text:p text:style-name="P16"><text:span text:style-name="T8">Pazifismus – </text:span></text:p>
          </text:deletion>
        </text:changed-region>
        <text:changed-region xml:id="ct66133664" text:id="ct66133664">
          <text:deletion>
            <office:change-info>
              <dc:creator>Urs Zeidler</dc:creator>
              <dc:date>2015-09-19T19:08:00</dc:date>
            </office:change-info>
            <text:p text:style-name="P16">Der </text:p>
          </text:deletion>
        </text:changed-region>
        <text:changed-region xml:id="ct102261648" text:id="ct102261648">
          <text:deletion>
            <office:change-info>
              <dc:creator>Urs Zeidler</dc:creator>
              <dc:date>2015-09-20T12:05:00</dc:date>
            </office:change-info>
            <text:p text:style-name="P16">Pazifismus ist die <text:span text:style-name="T9">k</text:span>onsequente <text:span text:style-name="T9">F</text:span>olge der Verantwortung</text:p>
          </text:deletion>
        </text:changed-region>
        <text:changed-region xml:id="ct65998384" text:id="ct65998384">
          <text:deletion>
            <office:change-info>
              <dc:creator>Urs Zeidler</dc:creator>
              <dc:date>2015-09-19T19:08:00</dc:date>
            </office:change-info>
            <text:p text:style-name="P16">,</text:p>
          </text:deletion>
        </text:changed-region>
        <text:changed-region xml:id="ct102283152" text:id="ct102283152">
          <text:deletion>
            <office:change-info>
              <dc:creator>Urs Zeidler</dc:creator>
              <dc:date>2015-09-20T12:05:00</dc:date>
            </office:change-info>
            <text:p text:style-name="P16"><text:s/></text:p>
          </text:deletion>
        </text:changed-region>
        <text:changed-region xml:id="ct65995312" text:id="ct65995312">
          <text:deletion>
            <office:change-info>
              <dc:creator>Urs Zeidler</dc:creator>
              <dc:date>2015-09-19T19:08:00</dc:date>
            </office:change-info>
            <text:p text:style-name="P16">e</text:p>
          </text:deletion>
        </text:changed-region>
        <text:changed-region xml:id="ct102332080" text:id="ct102332080">
          <text:deletion>
            <office:change-info>
              <dc:creator>Urs Zeidler</dc:creator>
              <dc:date>2015-09-20T12:05:00</dc:date>
            </office:change-info>
            <text:p text:style-name="P16">r muss in dem Sinne </text:p>
          </text:deletion>
        </text:changed-region>
        <text:changed-region xml:id="ct66134672" text:id="ct66134672">
          <text:deletion>
            <office:change-info>
              <dc:creator>Urs Zeidler</dc:creator>
              <dc:date>2015-09-19T19:08:00</dc:date>
            </office:change-info>
            <text:p text:style-name="P16">R</text:p>
          </text:deletion>
        </text:changed-region>
        <text:changed-region xml:id="ct92756272" text:id="ct92756272">
          <text:deletion>
            <office:change-info>
              <dc:creator>Urs Zeidler</dc:creator>
              <dc:date>2015-09-20T12:05:00</dc:date>
            </office:change-info>
            <text:p text:style-name="P16">adikal sein als </text:p>
          </text:deletion>
        </text:changed-region>
        <text:changed-region xml:id="ct66132560" text:id="ct66132560">
          <text:deletion>
            <office:change-info>
              <dc:creator>Urs Zeidler</dc:creator>
              <dc:date>2015-09-19T19:09:00</dc:date>
            </office:change-info>
            <text:p text:style-name="P16">das </text:p>
          </text:deletion>
        </text:changed-region>
        <text:changed-region xml:id="ct92160432" text:id="ct92160432">
          <text:deletion>
            <office:change-info>
              <dc:creator>Urs Zeidler</dc:creator>
              <dc:date>2015-09-20T12:05:00</dc:date>
            </office:change-info>
            <text:p text:style-name="P16">wir verstehen müssen das Krieg nur mit Kriegsgerät stattfinden kann und wir </text:p>
          </text:deletion>
        </text:changed-region>
        <text:changed-region xml:id="ct66132784" text:id="ct66132784">
          <text:deletion>
            <office:change-info>
              <dc:creator>Urs Zeidler</dc:creator>
              <dc:date>2015-09-19T19:09:00</dc:date>
            </office:change-info>
            <text:p text:style-name="P16">A</text:p>
          </text:deletion>
        </text:changed-region>
        <text:changed-region xml:id="ct66130928" text:id="ct66130928">
          <text:deletion>
            <office:change-info>
              <dc:creator>Urs Zeidler</dc:creator>
              <dc:date>2015-09-20T12:05:00</dc:date>
            </office:change-info>
            <text:p text:style-name="P16">ufhören müssen welches zu </text:p>
          </text:deletion>
        </text:changed-region>
        <text:changed-region xml:id="ct66166448" text:id="ct66166448">
          <text:deletion>
            <office:change-info>
              <dc:creator>Urs Zeidler</dc:creator>
              <dc:date>2015-09-19T19:09:00</dc:date>
            </office:change-info>
            <text:p text:style-name="P16">P</text:p>
          </text:deletion>
        </text:changed-region>
        <text:changed-region xml:id="ct63761776" text:id="ct63761776">
          <text:deletion>
            <office:change-info>
              <dc:creator>Urs Zeidler</dc:creator>
              <dc:date>2015-09-20T12:05:00</dc:date>
            </office:change-info>
            <text:p text:style-name="P16">roduzieren.</text:p>
            <text:p text:style-name="P16">Atheismus – Auch der </text:p>
          </text:deletion>
        </text:changed-region>
        <text:changed-region xml:id="ct66024352" text:id="ct66024352">
          <text:deletion>
            <office:change-info>
              <dc:creator>Urs Zeidler</dc:creator>
              <dc:date>2015-09-19T19:09:00</dc:date>
            </office:change-info>
            <text:p text:style-name="P16">Atheismius</text:p>
          </text:deletion>
        </text:changed-region>
        <text:changed-region xml:id="ct66131616" text:id="ct66131616">
          <text:deletion>
            <office:change-info>
              <dc:creator>Urs Zeidler</dc:creator>
              <dc:date>2015-09-20T12:05:00</dc:date>
            </office:change-info>
            <text:p text:style-name="P16"><text:s/>ist eine Folge </text:p>
          </text:deletion>
        </text:changed-region>
        <text:changed-region xml:id="ct66134896" text:id="ct66134896">
          <text:deletion>
            <office:change-info>
              <dc:creator>Urs Zeidler</dc:creator>
              <dc:date>2015-09-19T19:09:00</dc:date>
            </office:change-info>
            <text:p text:style-name="P16">der</text:p>
          </text:deletion>
        </text:changed-region>
        <text:changed-region xml:id="ct66168896" text:id="ct66168896">
          <text:deletion>
            <office:change-info>
              <dc:creator>Urs Zeidler</dc:creator>
              <dc:date>2015-09-20T12:05:00</dc:date>
            </office:change-info>
            <text:p text:style-name="P16"><text:s/>Verantwortung, wenn wir ein höheres Wesen, einen Gott annehmen dann trägt es am </text:p>
          </text:deletion>
        </text:changed-region>
        <text:changed-region xml:id="ct59891280" text:id="ct59891280">
          <text:deletion>
            <office:change-info>
              <dc:creator>Urs Zeidler</dc:creator>
              <dc:date>2015-09-19T19:10:00</dc:date>
            </office:change-info>
            <text:p text:style-name="P16">e</text:p>
          </text:deletion>
        </text:changed-region>
        <text:changed-region xml:id="ct66131392" text:id="ct66131392">
          <text:deletion>
            <office:change-info>
              <dc:creator>Urs Zeidler</dc:creator>
              <dc:date>2015-09-20T12:05:00</dc:date>
            </office:change-info>
            <text:p text:style-name="P16">nde die Verantwortung, und das hieße, es wäre ein böses zwei jähriges Mädchen, wäre es doch verantwortlich für den Zustand der Welt(<text:a xlink:type="simple" xlink:href="https://de.wikipedia.org/wiki/Theodizee"><text:span text:style-name="T10">Theodizee</text:span></text:a><text:span text:style-name="T11">). Wir können unser Verantwortung nicht abgeben, denn dann leugneten wir sie, wir müssen das „böse Mädchen“ leugnen. Das scheint rational.</text:span></text:p>
            <text:list xml:id="list7207476264696444880" text:style-name="L2">
              <text:list-item>
                <text:p text:style-name="P17">Anti-Utopistisch – Wir müssen in der Verantwortung bei den existierenden Menschen bleiben, die Gegenwart ist der Raum in der die Zukunft gestaltbar ist, nicht die <text:span text:style-name="T12">Zukunft. Konkrete Menschen können Ziel unsere Verantwortung sein nicht mögliche.</text:span></text:p>
              </text:list-item>
            </text:list>
            <text:p text:style-name="P18">Strukturelle Unabgeschossenheit – Wir, als lebende Menschen, sind </text:p>
          </text:deletion>
        </text:changed-region>
        <text:changed-region xml:id="ct66126384" text:id="ct66126384">
          <text:deletion>
            <office:change-info>
              <dc:creator>Urs Zeidler</dc:creator>
              <dc:date>2015-09-19T19:11:00</dc:date>
            </office:change-info>
            <text:p text:style-name="P18">S</text:p>
          </text:deletion>
        </text:changed-region>
        <text:changed-region xml:id="ct66130704" text:id="ct66130704">
          <text:deletion>
            <office:change-info>
              <dc:creator>Urs Zeidler</dc:creator>
              <dc:date>2015-09-20T12:05:00</dc:date>
            </office:change-info>
            <text:p text:style-name="P18">trukturell unabgeschlossen, darin genau besteht unsere Möglichkeit zur Entwicklung. <text:span text:style-name="T13">J</text:span>edes unsere </text:p>
          </text:deletion>
        </text:changed-region>
        <text:changed-region xml:id="ct66168512" text:id="ct66168512">
          <text:deletion>
            <office:change-info>
              <dc:creator>Urs Zeidler</dc:creator>
              <dc:date>2015-09-19T19:11:00</dc:date>
            </office:change-info>
            <text:p text:style-name="P18">S</text:p>
          </text:deletion>
        </text:changed-region>
        <text:changed-region xml:id="ct66009728" text:id="ct66009728">
          <text:deletion>
            <office:change-info>
              <dc:creator>Urs Zeidler</dc:creator>
              <dc:date>2015-09-20T12:05:00</dc:date>
            </office:change-info>
            <text:p text:style-name="P18">ozialen Produkte </text:p>
          </text:deletion>
        </text:changed-region>
        <text:changed-region xml:id="ct66094768" text:id="ct66094768">
          <text:deletion>
            <office:change-info>
              <dc:creator>Urs Zeidler</dc:creator>
              <dc:date>2015-09-19T19:12:00</dc:date>
            </office:change-info>
            <text:p text:style-name="P18">ist </text:p>
          </text:deletion>
        </text:changed-region>
        <text:changed-region xml:id="ct66167376" text:id="ct66167376">
          <text:deletion>
            <office:change-info>
              <dc:creator>Urs Zeidler</dc:creator>
              <dc:date>2015-09-20T12:05:00</dc:date>
            </office:change-info>
            <text:p text:style-name="P18">gleich<text:span text:style-name="T14">t uns darin:</text:span> Die Partei ist Strukturell unabgeschlossen, unablässig müssen wir die Strukturen der Partei verändern, <text:span text:style-name="T15">so ist die Gesellschaft. Es kann nicht unser Ziel sein eine Perfekte Gesellschaft zu bauen, eine solche kann es unter diesen Voraussetzungen nicht geben. Unser Ziel kann nur die Entwicklung der Gesellschaft sein, das können wir Leisten.</text:span></text:p>
            <text:list xml:id="list120530309901429" text:continue-numbering="true" text:style-name="L2">
              <text:list-header>
                <text:p text:style-name="P17"/>
              </text:list-header>
            </text:list>
            <text:p text:style-name="P15"/>
            <text:h text:style-name="Heading_20_1" text:outline-level="1">Struktur</text:h>
            <text:p text:style-name="P19">Die aufgebauten Strukturen sollen es den Menschen leicht machen sich beteiligen zu können und sie soll Gerecht sein und den Parteimitgliedern ermöglichen Verantwortung zu <text:span text:style-name="T12">übernehmen.</text:span> Damit die angestrebte Gesellschaft vorwegzunehmen <text:span text:style-name="T12">bzw. andeuten in welchen Strukturen sie sich bewegen könnte.</text:span></text:p>
            <text:p text:style-name="P19"/>
            <text:list xml:id="list2947986693936489324" text:style-name="L3">
              <text:list-item>
                <text:p text:style-name="P20">Bundesverband</text:p>
              </text:list-item>
              <text:list-item>
                <text:p text:style-name="P21">Landesverband</text:p>
              </text:list-item>
              <text:list-item>
                <text:p text:style-name="P21">Kreisverband</text:p>
              </text:list-item>
              <text:list-item>
                <text:p text:style-name="P21">Squats (Arbeitsgruppen)</text:p>
              </text:list-item>
            </text:list>
            <text:p text:style-name="P22"/>
            <text:p text:style-name="P23">Die Mitglieder der höheren Versammlungen werden wie in dem klassischen Parteien per Delegation bestimmt. Es ist ein Amt das per Losverfahren vergeben wird.</text:p>
            <text:p text:style-name="P19"/>
            <text:p text:style-name="P19">Ämterwahlen werden per Losverfahren entschieden.</text:p>
            <text:p text:style-name="P24">Das Losverfahren als Personen Wahl fühlt sich im ersten Moment willkürlich an und daher nicht Rational, bei genauerer Betrachtung aber enthält es viele Vorteile, zu denen <text:span text:style-name="T13">z</text:span>ählen die Gerechtigkeit, kein Netzwerk, keine Lobby können den Wahlausgang beeinflussen. Es ist Paritätisch, das Zusammensetzungverhältnis entspricht immer den realen Zusammensetzungsverhältnissen. Es ist effektiv, Personenwahlen verschlingen ein großes <text:span text:style-name="T16">M</text:span>aß an Zeit, Zeit die für die Programmarbeit genutzt werden kann, oder die Kinder. Es fördert die Verantwortung, ich glaube jeder kann die ihm so zugeteilte Aufgabe meistern, denn er ist nicht alleine. Zusätzlich ist es das Perfekte Rotations-Prinzip mit dem das Ämterkleben und all <text:span text:style-name="T17">schlechten Gefühle die aus Status und Wettbewerbsdenken heraus entstehen leicht - nämlich Strukturell - unterbunden werden können. Ein durch das Los bestimmter Vorsitzender ist nicht besonderes. (Machbarkeit checken – Lucke wollte das wohl in seinen </text:span><text:a xlink:type="simple" xlink:href="https://alexanderdilger.wordpress.com/2014/03/19/verzicht-auf-losverfahren-statt-satzungsentwurf/"><text:span text:style-name="T17">Satzung</text:span></text:a><text:span text:style-name="T17"> schreiben und es sieht erst mal nicht gut aus: VERBOTEN vielleicht)</text:span></text:p>
            <text:p text:style-name="P25">Wichtig wäre es einen Mechanismus zu haben, das schlechte Los zu korrigieren. Eine bestätigungs-Wahl z.B.. Durchfaller werden ersetzt durch ihren Nachfolger.</text:p>
            <text:p text:style-name="P24"/>
            <text:p text:style-name="P23">Ständige Mitgli<text:span text:style-name="T18">e</text:span>derversammlung per LQFB.</text:p>
            <text:p text:style-name="P26">Die Positionen können per LQFB online, für alle zugänglich, erarbeitet werden. Dies ermöglicht allen Mitgliedern einen direkten Zugang zu den Entscheidungsmechnismen der Partei. </text:p>
            <text:p text:style-name="P24"/>
            <text:h text:style-name="P27" text:outline-level="2">Formalien</text:h>
            <text:list xml:id="list358140694796047707" text:style-name="L4">
              <text:list-item>
                <text:p text:style-name="P28"><text:span text:style-name="T19">Satzung <text:s/>z.B.(</text:span><text:a xlink:type="simple" xlink:href="https://wiki.piratenpartei.de/Bundessatzung"><text:span text:style-name="T19">https://wiki.piratenpartei.de/Bundessatzung</text:span></text:a><text:span text:style-name="T19">) </text:span>Die Mindestanforderungen, denen eine Parteisatzung entsprechen muss, ergeben sich aus § 6 Absatz 2 Nummer 1 bis 12 Parteiengesetz sowie den ergänzenden Regelungen im zweiten, dritten und fünften Abschnitt des Parteiengesetzes. Die Satzung inklusive aller zugehörigen Nebenordnungen (wie zum Beispiel Schiedsgerichtsordnung, Beitragsordnung) sowie das Programm sollen dem Bundeswahlleiter in elektronischer Form als barrierefreie ungeschützte PDF- oder WORD-Dateien übersandt werden (Datei-Endung -.pdf oder -.doc).</text:p>
              </text:list-item>
              <text:list-item>
                <text:p text:style-name="P29">Geschäftsordnung für Parteitage und Versammlungen</text:p>
              </text:list-item>
              <text:list-item>
                <text:p text:style-name="P29">Wahlordnung</text:p>
              </text:list-item>
              <text:list-item>
                <text:p text:style-name="P29">Finanzordnung</text:p>
              </text:list-item>
              <text:list-item>
                <text:p text:style-name="P29">Schiedsgerichtsordnung</text:p>
              </text:list-item>
              <text:list-item>
                <text:p text:style-name="P30">Geschäftsordnung für Beirat, Kommissionen und Arbeitskreise</text:p>
                <text:p text:style-name="P29"/>
              </text:list-item>
              <text:list-item>
                <text:p text:style-name="P30">Das Programm muss politische Ziele erkennen lassen, braucht aber keine sämtliche Gebiete des politischen Lebens umfassende Konzeption der Staats- und Gesellschaftsordnung zu enthalten. Ebenso wenig ist ein "großes Programm" im traditionellen Sinne mit weit in die Zukunft projektierten Fernzielen erforderlich. Es genügt vielmehr ein gegenwartsbezogenes "Aktionsprogramm". </text:p>
              </text:list-item>
              <text:list-item>
                <text:p text:style-name="P30">Ein Namen </text:p>
                <text:p text:style-name="P31"/>
                <text:p text:style-name="P32"/>
              </text:list-item>
            </text:list>
            <text:p text:style-name="P18"/>
          </text:deletion>
        </text:changed-region>
        <text:changed-region xml:id="ct92153440" text:id="ct92153440">
          <text:deletion>
            <office:change-info>
              <dc:creator>Urs Zeidler</dc:creator>
              <dc:date>2015-09-20T12:05:00</dc:date>
            </office:change-info>
            <text:p text:style-name="P33">Struktur</text:p>
            <text:list xml:id="list6437231178522261796" text:style-name="L5">
              <text:list-item>
                <text:p text:style-name="P34"><text:a xlink:type="simple" xlink:href="https://de.wikipedia.org/wiki/Planungszelle">https://de.wikipedia.org/wiki/Planungszelle</text:a></text:p>
              </text:list-item>
              <text:list-item>
                <text:p text:style-name="P34"><text:a xlink:type="simple" xlink:href="https://de.wikipedia.org/wiki/Losverfahren">https://de.wikipedia.org/wiki/Losverfahren</text:a> <text:a xlink:type="simple" xlink:href="http://www.bpb.de/apuz/191195/losverfahren-ein-beitrag-zur-staerkung-der-demokratie?p=all">http://www.bpb.de/apuz/191195/losverfahren-ein-beitrag-zur-staerkung-der-demokratie?p=all</text:a></text:p>
              </text:list-item>
              <text:list-item>
                <text:p text:style-name="P35"><text:a xlink:type="simple" xlink:href="http://www.bundeswahlleiter.de/de/parteien/parteigruendung.html">http://www.bundeswahlleiter.de/de/parteien/parteigruendung.html</text:a></text:p>
              </text:list-item>
              <text:list-item>
                <text:p text:style-name="P35"/>
              </text:list-item>
            </text:list>
            <text:p text:style-name="P36"/>
            <text:p text:style-name="P37">Name</text:p>
            <text:p text:style-name="P37">RFK – Rechte für Kinder</text:p>
            <text:p text:style-name="P37">GFK – Gerechtigkeit für Kinder</text:p>
            <text:p text:style-name="P38">KSOP – Kinder und Sorge Orientierte Parteien</text:p>
            <text:p text:style-name="P38">SOP – Sorge Orientierte Partei</text:p>
            <text:p text:style-name="P39">SUV – Sorge und Verantwortung</text:p>
            <text:p text:style-name="P39">PVH- Partei des Verantwortlichen Handelns</text:p>
            <text:p text:style-name="P39">PVDH – Partei des Verantwortlichen Denken und Handelns</text:p>
            <text:h text:style-name="Heading_20_1" text:outline-level="1"/>
            <text:p text:style-name="P3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P102" text:outline-level="1">Prolog</text:h>
      <text:p text:style-name="P11">Die Partei ist ein Vehikel, den <text:span text:style-name="T27">Öffentlichen</text:span> Diskurs auf <text:span text:style-name="T68">das</text:span> relevante Them<text:span text:style-name="T68">a</text:span> der Gesellschaft zu lenken. <text:span text:style-name="T28">Das relevante Thema, das uns angeht, ist die Zukunft; denn dies ist der Raum, der durch die Gegenwart gestaltbar ist. - Hier ist der Unterschied zwischen Verwaltung und Politik. Verwaltet wird die Gegenwart, das Primat der Politik ist die Gestaltung der Zukunft. -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52">Der Ausgangspunkt soll einfach sein, er soll bei der Frage liegen: <text:span text:style-name="T36">W</text:span>ie kann unsere Gesellschaft aufgebaut und <text:span text:style-name="T36">s</text:span>trukturiert sein, sodass sie unseren Kindern <text:span text:style-name="T2">eine</text:span> <text:span text:style-name="T29">gute Gesellschaft ist. </text:span></text:p>
      <text:p text:style-name="P1">Als gute Gesellschaft möge die Fähigkeit gelten, die unsere Kinder zu wahreren<text:change-start text:change-id="ct66061088"/> <text:note text:id="ftn1" text:note-class="footnote"><text:note-citation>1</text:note-citation><text:note-body><text:p text:style-name="Footnote"><text:change-start text:change-id="ct66067536"/><text:s/>Wir alle leben mit mehr oder weniger großen Kompromissen im Denken, mit Kognitiver Dissonanz.<text:change-end text:change-id="ct66067536"/></text:p></text:note-body></text:note><text:change-end text:change-id="ct66061088"/>, <text:span text:style-name="T36">k</text:span>lügeren und besseren Menschen <text:span text:style-name="T37">macht,</text:span> als wir es sind. Es ist ein Freude anzuschauen.</text:p>
      <text:p text:style-name="P1">Ausgangspunkt jeden Poltischen Handelns wird so die Frage nach der Zweckhaftigkeit für unser<text:span text:style-name="T37">e</text:span> Kinder. Das ist ein radikaler Wandel der Perspektive. <text:span text:style-name="T44">D</text:span>as <text:span text:style-name="T37">E</text:span>infache und <text:span text:style-name="T37">V</text:span>orliegende in den Blick zu nehmen, fällt schwer in der heutigen Zeit. </text:p>
      <text:p text:style-name="P1">Es ist leicht einzusehen und <text:change text:change-id="ct66047424"/><text:change-start text:change-id="ct66055344"/><text:span text:style-name="T69">nachzuempfinden</text:span><text:change-end text:change-id="ct66055344"/>, das<text:span text:style-name="T37">s</text:span> die durch die Kinder gestiftete Verantwortung ein uns angehende<text:span text:style-name="T34">r</text:span> und bereichernder Teil des Daseins ist.</text:p>
      <text:p text:style-name="P2">Wir folgen hier im ersten Schritt Hans Jonas, <text:span text:style-name="T1">Fürsorge für den Nachwuchs "Hier ist der Archetype alles verantwortlichen Handelns ...</text:span><text:change text:change-id="ct80285312"/><text:span text:style-name="T1">"</text:span><text:change-start text:change-id="ct97878800"/><text:span text:style-name="T1"><text:note text:id="ftn0" text:note-class="footnote"><text:note-citation>2</text:note-citation><text:note-body><text:p text:style-name="P106"><text:change-start text:change-id="ct66332912"/>Hans Jonas „Prinzip Verantwortung“ S. 85<text:change-end text:change-id="ct66332912"/></text:p></text:note-body></text:note></text:span><text:change-end text:change-id="ct97878800"/><text:span text:style-name="T1">. So ist jeder von uns ein Säugling</text:span><text:change-start text:change-id="ct66068256"/><text:span text:style-name="T1"> gewesen</text:span><text:change-end text:change-id="ct66068256"/><text:span text:style-name="T1">, dessen Bedürftigkeit angenommen und entsprochen, dessen Anspruch auf Leben angenommen und beantwortet wurde. Selbst in den tragischen Schicksalen von Ausgrenzung und Verstoßung sind wir Zeichen dieser Verantwortung, die, wenn nicht von den konkreten Menschen ausgeübt, durch </text:span><text:change text:change-id="ct66071776"/><text:span text:style-name="T1">Institutionen angenommen wird. Hier ist eine einfache und klare Natur des Menschen erkennbar</text:span><text:change text:change-id="ct66072720"/><text:change-start text:change-id="ct66075088"/><text:span text:style-name="T1">:</text:span><text:change-end text:change-id="ct66075088"/><text:span text:style-name="T1">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text:span><text:change-start text:change-id="ct66076944"/><text:span text:style-name="T1">und </text:span><text:change-end text:change-id="ct66076944"/><text:span text:style-name="T1">mündigen Bürger. </text:span></text:p>
      <text:p text:style-name="P53">Mit dieser Verantwortung gegenüber unseren Kindern nehmen wir auch die Verantwortung für uns selbst an, denn wir selbst sind das notwendige Hilfsmittel, durch das sich diese Verantwortung realisiert. Wir sind uns selb<text:span text:style-name="T32">s</text:span>t gegenüber <text:span text:style-name="T37">v</text:span>erantwortlich, <text:span text:style-name="T32">weil</text:span> wir <text:span text:style-name="T32">unseren</text:span> Kindern <text:span text:style-name="T32">gegenüber</text:span> verantwortlich sind, und <text:span text:style-name="T32">niemand</text:span> sonst diese Verantwortung <text:span text:style-name="T32">übernehmen</text:span> könnte. Niemand sonst ist <text:span text:style-name="T32">verpflichtet. Eine Politik</text:span><text:change-start text:change-id="ct66083040"/><text:span text:style-name="T32">,</text:span><text:change-end text:change-id="ct66083040"/><text:span text:style-name="T32"> die sich an den Kindern ausrichtet</text:span><text:change-start text:change-id="ct66085712"/><text:span text:style-name="T32">,</text:span><text:change-end text:change-id="ct66085712"/><text:span text:style-name="T32"> ist somit immer auch eine Politik die sich an den Menschen ausrichtet.</text:span></text:p>
      <text:p text:style-name="P3"><text:span text:style-name="T2">Aus dem Blickwinkel des „</text:span><text:change text:change-id="ct66052160"/><text:change text:change-id="ct79675984"/><text:change-start text:change-id="ct66076672"/><text:span text:style-name="T2">Zweckhaft</text:span><text:change-end text:change-id="ct66076672"/><text:span text:style-name="T2"> für die Kinder“ werden sich</text:span><text:change-start text:change-id="ct66082288"/><text:span text:style-name="T2"> die</text:span><text:change-end text:change-id="ct66082288"/><text:span text:style-name="T2"> meisten bisher politisch getroffenen Entscheidungen als gänzlich falsch bis verheerend und katastrophal darstellen. So ist es, wenn die Gegenwart auf Kosten der Zukunft lebt. Nehmen wir diese Haltung der Verantwortung ein, erkennen wir sogleich die absolute Radikalität dieses </text:span><text:soft-page-break/><text:span text:style-name="T2">Denkens; zu weit ist die heutige Politik von einer Verantwortung den Menschen gegenüber entfernt. Es beginnt in der Wirtschaft: „Man muß begreifen, daß die ganze Sphäre der Produktion, der Arbeit und der Produktivkräfte in die Sphäre der &lt;&lt;Konsum</text:span><text:change-start text:change-id="ct66078720"/><text:span text:style-name="T2">p</text:span><text:change-end text:change-id="ct66078720"/><text:span text:style-name="T2">tion&gt;&gt; kippt, d.h.</text:span> <text:span text:style-name="T38">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Sie verzaubert sich selbst zu einem Mythos durch ihre eigenen zu Zeichen geronnenen<text:line-break/>Bestimmungen.“ <text:span text:style-name="T35">[J.B. Der symbolische Tausch und der Tod].</text:span> <text:span text:style-name="T33">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text:span><text:change-start text:change-id="ct66091840"/><text:span text:style-name="T33">,</text:span><text:change-end text:change-id="ct66091840"/><text:span text:style-name="T33"> um mehr Zeit zu haben; Zeit die wir unseren Kindern widmen, wie es unsere Verantwortung ist. Da die Verantwortung ein Teil unseres Daseins ist, ist hier auch Lust, und in der Lust auch Befriedigung, echte Befriedigung, wie es der Konsum nicht zu leisten vermag. „Mit der Tochter oder dem Enkel spielen bedeutet Lachen und sich mit ihnen &lt;&lt;die Zeit zu verttreiben&gt;&gt; - ihnen ein wenig von der eigene Zeit zu widmen, und zwar nicht nur für ihr Gehirn, sondern auch für die Entwicklung ihre minderjährigen Aufmerksamkeit</text:span><text:change-start text:change-id="ct66075872"/><text:span text:style-name="T33"> ...</text:span><text:change-end text:change-id="ct66075872"/><text:span text:style-name="T33">“[B.Stiegler L.d.S. 30]</text:span></text:p>
      <text:p text:style-name="P4"><text:span text:style-name="T66">So </text:span>beginnt <text:span text:style-name="T66">es</text:span>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text:change-start text:change-id="ct66076336"/>,<text:change-end text:change-id="ct66076336"/>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text:change text:change-id="ct66053472"/><text:change-start text:change-id="ct65950976"/><text:span text:style-name="T70">a</text:span><text:change-end text:change-id="ct65950976"/>rbeiten Menschen, die Plakate und Prospekte werden verteilt und plakatiert, immer opfern Menschen ihre begrenzte Lebenszeit<text:change-start text:change-id="ct65973648"/>,<text:change-end text:change-id="ct65973648"/> immer verrinnt ihr Leben. </text:p>
      <text:p text:style-name="P5">So klar es bei der Werbung ist, so klar ist es mit dem Kriegsgerät. Krieg widerspricht dem Lebenszweck und leugnet unsere Verantwortung gegenüber dem Leben. Wir müssen aufhören<text:change text:change-id="ct66059584"/><text:change-start text:change-id="ct65976336"/> <text:span text:style-name="T69">mit Krieg und demnach mit dem herstellen von Kriegsgerät.</text:span><text:change-end text:change-id="ct65976336"/> Auch hier ist so viel Lebenszeit die unwiederbringlich verloren geht. Die Zeit, die diese Erwachsenen nicht mit den Kindern verbringen, <text:change text:change-id="ct65977616"/>ist verloren, für die Kinder und auch für die Erwachsenen. Sie ist verloren für uns alle. <text:span text:style-name="T67">Es die verlorene Zukunft die wir alle gerade <text:s/>erleben, der Krieg wütet überall auf der Welt, das Leid und die Verzweiflung wachsen.</text:span></text:p>
      <text:p text:style-name="P6"><text:span text:style-name="T33">Dies alles sind Kapriolen des Rationalen - Die Dialektik der Aufklärung. Diese Rationalität ist auf sich selbst bezogen und nicht mehr auf das Leben, so wird diese übersteigerte Rationalität irrational. <text:s/></text:span>"Nicht indem sie ihm die ganze Befriedigung gewährt, haben die <text:soft-page-break/>losgelassenen Produktionskolosse das Individuum überwunden, sondern indem sie es als Subjekt auslöschten. <text:span text:style-name="T43">Eben darin besteht ihre vollendete Rationalität, die mit ihrer Verrücktheit zusammenfällt.</text:span>" [Horkheimer/Ardono, Dialektik der Aufklärung, S. 215, 21 Auflage, 2013]<text:span text:style-name="T3"> Sie sind das Ergebnis einer Rationalität, die sich abgelöst hat vom Zweck und damit auch von der Welt und den Menschen. An diesen Stellen können uns die Kinder helfen</text:span><text:change-start text:change-id="ct66092288"/><text:span text:style-name="T3">,</text:span><text:change-end text:change-id="ct66092288"/><text:span text:style-name="T3"> die Welt und die Menschen wieder in den Blick zu nehmen, die Bedürftigkeit zu objektivieren und zu begründen. Die Kinder in den Blick genommen, bewahrt uns vor dem Überschlag des Denkens, sogar vor dem popeligen </text:span><text:change text:change-id="ct66077952"/><text:change-start text:change-id="ct65974352"/><text:span text:style-name="T3">&lt;&lt;</text:span><text:change-end text:change-id="ct65974352"/><text:span text:style-name="T3">eigenen Vorteil</text:span><text:change text:change-id="ct66075280"/><text:change-start text:change-id="ct66079552"/><text:span text:style-name="T3">&gt;&gt;</text:span><text:change-end text:change-id="ct66079552"/><text:span text:style-name="T3">. Hans Johnas "Sieh hin und du weißt"[hj 235] können wir als Vorwegnahme des </text:span><text:change text:change-id="ct66088624"/><text:change-start text:change-id="ct66074336"/><text:span text:style-name="T3">Spiegeleuronennprinzips</text:span><text:change-end text:change-id="ct66074336"/><text:span text:style-name="T3"> verstehen. Wir sind bestens ausgestattet</text:span><text:change-start text:change-id="ct66083824"/><text:span text:style-name="T3">,</text:span><text:change-end text:change-id="ct66083824"/><text:span text:style-name="T3"> die Bedürftigkeit in anderen zu erkennen, zu reflektieren und sie zu unseren eigenen zu machen. In der Verantwortung für unsere Kinder finden wir eine ähnliche Subjekt-Entlastung wie im Ritus oder im Spiel [frei nach B.C.H]. Denn sie macht uns zum Teil eines größeren Systems, eines „Sorge-Systems“. [B.S. Logik der Sorge] <text:s/>Es entsteht ein generativer Vertrag</text:span><text:change-start text:change-id="ct66104176"/><text:span text:style-name="T3">,</text:span><text:change-end text:change-id="ct66104176"/><text:span text:style-name="T3"> der die Geschichte stiftet, in der wir alle eine Heimat finden: Denn was bleibt</text:span><text:change-start text:change-id="ct66095680"/><text:span text:style-name="T3">,</text:span><text:change-end text:change-id="ct66095680"/><text:span text:style-name="T3"> sind die bunten Geschichten. Die eigene </text:span><text:change text:change-id="ct66096880"/><text:change-start text:change-id="ct66110880"/><text:span text:style-name="T3">i</text:span><text:change-end text:change-id="ct66110880"/><text:span text:style-name="T3">ndividuelle Geschichte ist auf wohl und wehe mit der Kollektiven verknüpft</text:span><text:change-start text:change-id="ct66116640"/><text:span text:style-name="T3">,</text:span><text:change-end text:change-id="ct66116640"/><text:span text:style-name="T3"> die zu Ende ginge ohne unsere Kinder. Traurig und leer ist die Welt der letzten Menschen. </text:span></text:p>
      <text:p text:style-name="P7">Das durch die Verantwortung gestiftete Sorge-System weißt eine differenzierte Struktur<text:change text:change-id="ct66116336"/><text:change-start text:change-id="ct66113264"/>. <text:change-end text:change-id="ct66113264"/><text:change text:change-id="ct66073024"/><text:change-start text:change-id="ct66104992"/><text:span text:style-name="T70">A</text:span><text:change-end text:change-id="ct66104992"/>us, es sind die Mündigen deren Aufgabe und Pflicht es ist<text:change-start text:change-id="ct66110384"/>,<text:change-end text:change-id="ct66110384"/> d<text:change text:change-id="ct65974688"/><text:change-start text:change-id="ct65985616"/><text:span text:style-name="T70">en</text:span><text:change-end text:change-id="ct65985616"/> unmündigen zur Mündigkeit zu verhelfen. Unserer <text:change text:change-id="ct65979792"/><text:change-start text:change-id="ct65987392"/><text:span text:style-name="T70">a</text:span><text:change-end text:change-id="ct65987392"/>ufgeklärte Gesellschaft, ihr ganzes <text:change text:change-id="ct66072432"/><text:change-start text:change-id="ct65984336"/><text:span text:style-name="T70">d</text:span><text:change-end text:change-id="ct65984336"/>emokratische<text:change-start text:change-id="ct66110576"/><text:span text:style-name="T70">s</text:span><text:change-end text:change-id="ct66110576"/> System hängt an der Fähigkeit <text:change-start text:change-id="ct65987648"/><text:span text:style-name="T70">ab, </text:span><text:change-end text:change-id="ct65987648"/>diese Mündigkeit zu bewahren. <text:span text:style-name="T48">I</text:span>m Strome der vergehenden Zeit bedeutet bewahren, dass die nächste Generation von Menschen mindestens mündig ist wie wir. Die nächste Generation von Menschen, <text:change text:change-id="ct66103872"/><text:change-start text:change-id="ct66074080"/><text:span text:style-name="T70">es ist die</text:span><text:change-end text:change-id="ct66074080"/> unsere<text:change-start text:change-id="ct66070272"/><text:span text:style-name="T70">r</text:span><text:change-end text:change-id="ct66070272"/> Kinder<text:change text:change-id="ct66078176"/><text:change-start text:change-id="ct66076064"/>. <text:span text:style-name="T70">Das sind</text:span><text:change-end text:change-id="ct66076064"/> keine Fremden<text:change text:change-id="ct65997232"/><text:change-start text:change-id="ct66075504"/>:<text:change-end text:change-id="ct66075504"/> <text:change text:change-id="ct65999216"/><text:change-start text:change-id="ct66085152"/><text:span text:style-name="T70">W</text:span><text:change-end text:change-id="ct66085152"/>ir sind ihre Eltern und Großeltern, ihrer Verwandten <text:span text:style-name="T41">und</text:span> die Freunde dieser Menschen. Immer sind wir den Kindern gegenüber in der Pflicht, die sich aus <text:change text:change-id="ct66097936"/><text:change-start text:change-id="ct66079056"/><text:span text:style-name="T70">der/dieser</text:span><text:change-end text:change-id="ct66079056"/> Verantwortung, ableitet. Es ist ein <text:change text:change-id="ct66071968"/><text:change-start text:change-id="ct66092928"/><text:span text:style-name="T70">g</text:span><text:change-end text:change-id="ct66092928"/>enerativer Vertrag der sich zwischen Eltern und Kindern, aber im Besonderen auch zwischen Kindern und Großeltern entfaltet<text:change text:change-id="ct66088096"/><text:change-start text:change-id="ct66001504"/>.<text:change-end text:change-id="ct66001504"/> <text:change text:change-id="ct66079248"/><text:change-start text:change-id="ct65989040"/><text:span text:style-name="T70">S</text:span><text:change-end text:change-id="ct65989040"/>ie verbinden die Kinder mit dem Vergangenen und angereicherte<text:change text:change-id="ct66074528"/><text:change-start text:change-id="ct66096288"/><text:span text:style-name="T70">m</text:span><text:change-end text:change-id="ct66096288"/> Kulturellen, wie B. Stiegler es <text:s/>nennt, dem <text:change text:change-id="ct66083232"/><text:change-start text:change-id="ct66097104"/><text:span text:style-name="T71">s</text:span><text:change-end text:change-id="ct66097104"/>ymbolischen Milieu. Erst in diesem <text:change text:change-id="ct66003168"/><text:change-start text:change-id="ct66084016"/><text:span text:style-name="T71">g</text:span><text:change-end text:change-id="ct66084016"/>enerativen Gefüge ist es den Kindern möglich eine konkrete Beziehung mit dem Gesellschaftlichen, dem <text:change text:change-id="ct66073216"/><text:change-start text:change-id="ct66112080"/><text:span text:style-name="T70">s</text:span><text:change-end text:change-id="ct66112080"/>ymbolischen Milieu auf zu nehmen und selbst in der Abfolge der Generationen diese Rollen ausüben zu können. <text:span text:style-name="T42">Durch die Verbindung der Kinder mit den Alten schließt sich der Kreis der Generationen. Durch sie wird der Kreislauf des Werdens und Vergehens, der das Leben ist, erfahrbar. Es sind die langen Kreisläufe</text:span><text:change-start text:change-id="ct66105248"/><text:span text:style-name="T42">,</text:span><text:change-end text:change-id="ct66105248"/><text:span text:style-name="T42">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text:span></text:p>
      <text:p text:style-name="P8">Einen weiteren Menschen kommt aus der Sicht des '<text:change text:change-id="ct66003360"/><text:change-start text:change-id="ct65991280"/><text:span text:style-name="T71">W</text:span><text:change-end text:change-id="ct65991280"/>ohles für Kinder' eine besondere Beachtung<text:change-start text:change-id="ct66001696"/>/<text:span text:style-name="T71">Bedeutung</text:span><text:change-end text:change-id="ct66001696"/> zu<text:change text:change-id="ct66073408"/><text:change-start text:change-id="ct66072192"/>:<text:change-end text:change-id="ct66072192"/> der Mutter. Sie ist, ob an der Erziehung beteiligt oder nicht, der Mensch durch den wir alle <text:span text:style-name="T40">in</text:span> die Welt kommen<text:change text:change-id="ct65992064"/><text:change-start text:change-id="ct66071328"/>.<text:change-end text:change-id="ct66071328"/> <text:change text:change-id="ct66111072"/><text:change-start text:change-id="ct66074752"/><text:span text:style-name="T71">E</text:span><text:change-end text:change-id="ct66074752"/>in jeder von uns hat eine Mutter. <text:span text:style-name="T4">So gilt ihr unsere Sorge</text:span><text:change-start text:change-id="ct65992816"/><text:span text:style-name="T4">,</text:span><text:change-end text:change-id="ct65992816"/><text:span text:style-name="T4"> wenn unsere Sorge den Kindern gilt. Es gibt keine glücklichen Kinder mit unglücklichen Müttern (Hier sind die Erzieher, das </text:span><text:change text:change-id="ct65996000"/><text:change-start text:change-id="ct65992512"/><text:span text:style-name="T4">s</text:span><text:change-end text:change-id="ct65992512"/><text:span text:style-name="T4">oziale Umfeld der Kinder gemeint). Deswegen, schon heute, stellen wir die Mütter unter unseren besonderen Schutz: „Jede Mutter hat Anspruch auf den Schutz und die Fürsorge der Gemeinschaft.“[GG §6(4)]. Hier gilt es noch eine notwendige Banalität hinzu</text:span><text:change text:change-id="ct66010960"/><text:span text:style-name="T4">zu</text:span><text:change text:change-id="ct66093120"/><text:span text:style-name="T4">fügen. Alle Mütter sind Frauen. <text:s/></text:span></text:p>
      <text:p text:style-name="P9"><text:span text:style-name="T5">Allein diese kurzen Dar</text:span><text:change-start text:change-id="ct66014192"/><text:span text:style-name="T5">stellungen</text:span><text:change-end text:change-id="ct66014192"/><text:change text:change-id="ct66006288"/><text:span text:style-name="T5"> und Überlegungen zeigen wie sehr die Welt Kopf steht, wie sehr das Einfache und Reale abgehoben scheint, wie weit weg von der Norm. „Die Verdinglichung, kraft deren die einzig durch die Passivität der Massen ermöglichte Machtstruktur diesen selbst als eiserne Wirklichkeit entgegentritt, ist so dicht geworden, </text:span><text:soft-page-break/><text:span text:style-name="T5">daß jede Spontanität, ja die Vorstellung vom wahren Sachverhalt notwendig zur verstiegenen Utopie, zum abwegigen Sektierertum geworden ist. Der Schein hat sich so konzentriert, daß ihn zu durchschauen objektiv den Charakter der Halluzination gewinnt. “ [Horkheimer/Ardono, Dialektik der Aufklärung, S. 215, 21 Auflage, 2013] </text:span><text:change-start text:change-id="ct66007488"/></text:p>
      <text:p text:style-name="P9"><text:change-end text:change-id="ct66007488"/><text:span text:style-name="T5">Die Norm wird heute nicht mehr von dem Menschen </text:span><text:change text:change-id="ct65993888"/><text:change-start text:change-id="ct65982288"/><text:span text:style-name="T5">d</text:span><text:change-end text:change-id="ct65982288"/><text:span text:style-name="T5">efiniert sie ist ein Marketing gestiftetes Produkt</text:span><text:change text:change-id="ct66096016"/><text:change-start text:change-id="ct65999984"/><text:span text:style-name="T5">. E</text:span><text:change-end text:change-id="ct65999984"/><text:span text:style-name="T5">ntsprechend enthält sie keine andere Zweckhaftigkeit als den Konsum. Das Marketing richtet sich speziell an die Kinder und Jugendliche</text:span><text:change-start text:change-id="ct66003616"/><text:span text:style-name="T5">, um</text:span><text:change-end text:change-id="ct66003616"/><text:span text:style-name="T5"> ihre Aufmerksamkeit zu binden. <text:s/>Es zerstört den Generationen</text:span><text:change text:change-id="ct66095392"/><text:change-start text:change-id="ct66104368"/><text:span text:style-name="T5">v</text:span><text:change-end text:change-id="ct66104368"/><text:span text:style-name="T5">ertrag in dem es die Jugendlichen zu Vorbilder für uns Erwachsene</text:span><text:change text:change-id="ct65985888"/><text:span text:style-name="T5"> macht. Verschiedene spätere Studien zeigen den von Bernad Stigler Beschriebenen Prozess der Entmündigung unsere Gesellschaft. [</text:span><text:a xlink:type="simple" xlink:href="http://www.spiegel.de/gesundheit/psychologie/erwachsen-erst-mit-25-statt-mit-18-laut-psychologen-a-924644.html">25 ist das neue 18</text:a>, <text:a xlink:type="simple" xlink:href="http://www.heise.de/tp/artikel/45/45885/1.html">Ist das Erwachsensein uncool geworden?</text:a><text:span text:style-name="T47">] Besonders hervorzuheben ist das das Alter der unmündigen jugendlichen Steigt. Die Extrapolation macht eines klar, es wird bald keine Erwachsen mehr geben, keine mündigen Menschen die fähig wären Verantwortung für die Kinder zu übernehmen. Eine Welt von verantwortungslosen Konsumenten, das ist das Ziel des Marketing. <text:s/>"Heute, da der freie Markt zu Ende geht verschanzt sich in ihr [der Reklame, (Einfügung des Autors)] die Herrschaft des Systems." [Horkheimer/Adorno, "Dialektik der Aufklärung", Fischer Verlag 21 Auflage 2013, S.171 ] Es ist leicht einzusehen</text:span><text:change-start text:change-id="ct66115920"/><text:span text:style-name="T47">,</text:span><text:change-end text:change-id="ct66115920"/><text:span text:style-name="T47"> das</text:span><text:change-start text:change-id="ct66106304"/><text:span text:style-name="T47">s</text:span><text:change-end text:change-id="ct66106304"/><text:span text:style-name="T47"> davon in einer Werbefinanzieren Industrie wie dem Internet keine Rede ist, bzw. kling es so: „</text:span>Our research suggests that adulthood has been dispossessed of its moral status and that the cultural affirmation for this phase of people’s lives has significantly diminished.<text:span text:style-name="T47">“ [</text:span><text:a xlink:type="simple" xlink:href="https://www.beaglestreet.com/blog/why-growing-up-is-hard-to-do/"><text:span text:style-name="T47">url</text:span></text:a><text:span text:style-name="T47">] Es ist nicht mehr IN Erwachsen zu sein. Vergeblich sucht man bei diesen Studien und Artikeln den Hinweis auf das Marketing und die Werbung, auf die hervorragende Analyse von B. Stiegler. „Es ist nicht </text:span><text:span text:style-name="T62">unausweichlich</text:span><text:span text:style-name="T61">, daß das Marketing sich die Zeit der jugendlichen Hirne aneignet, diese monopolisiert und sie weitestgehend ihres Bewußtseins beraubt, daß ihre Erziehung zum Teil unmöglich geworden ist. Es ist gerade nicht </text:span><text:span text:style-name="T62">unausweichlich</text:span><text:span text:style-name="T61">, daß erwachsene Hirne, die den selben Bedingungen unterworfen sind, dadurch ihre Verantwortung beraubt werden und ihrer Fähigkeit, sich diesen Tatbestand zu widersetzten.“ [LDS 59]</text:span></text:p>
      <text:p text:style-name="P43"/>
      <text:h text:style-name="P103" text:outline-level="1"><text:change text:change-id="ct99285088"/><text:change text:change-id="ct66133664"/><text:change text:change-id="ct102261648"/><text:change text:change-id="ct65998384"/><text:change text:change-id="ct102283152"/><text:change text:change-id="ct65995312"/><text:change text:change-id="ct102332080"/><text:change text:change-id="ct66134672"/><text:change text:change-id="ct92756272"/><text:change text:change-id="ct66132560"/><text:change text:change-id="ct92160432"/><text:change text:change-id="ct66132784"/><text:change text:change-id="ct66130928"/><text:change text:change-id="ct66166448"/><text:change text:change-id="ct63761776"/><text:change text:change-id="ct66024352"/><text:change text:change-id="ct66131616"/><text:change text:change-id="ct66134896"/><text:change text:change-id="ct66168896"/><text:change text:change-id="ct59891280"/><text:change text:change-id="ct66131392"/><text:change text:change-id="ct66126384"/><text:change text:change-id="ct66130704"/><text:change text:change-id="ct66168512"/><text:change text:change-id="ct66009728"/><text:change text:change-id="ct66094768"/><text:change text:change-id="ct66167376"/></text:h>
      <text:p text:style-name="P59">Sammlung Zitate</text:p>
      <text:p text:style-name="P55">Es ist das Leben selbst, das als ein Zweck von uns allen erkannt werden kann. „<text:span text:style-name="T31">In jedem Zweck erklärt sich das Leben für sich selber und gegen das Nichts. Gegen diesen Spruch des Seins für sich selbst gibt es keinen Gegenspruch</text:span>, <text:span text:style-name="T31">da selbst die Verneinung des Seins ein </text:span><text:span text:style-name="T39">Interessent</text:span><text:span text:style-name="T31"> und Zweck verrät“[hj 155]</text:span></text:p>
      <text:p text:style-name="P42">„<text:span text:style-name="T45">In der Fähigkeit, überhaupt Zwecke zu haben, können wir ein Gut-an-sich sehen, vom dem intuitiv gewiß ist, daß es aller Zwecklosigkeit des Seins unendlich überlegen ist.</text:span>“ <text:span text:style-name="T45">[hj 154]</text:span></text:p>
      <text:p text:style-name="P60">„<text:span text:style-name="T46">In diesem Grundparadigma wird dir Knüpfung der Verantwortung an Belebtes <text:s/>am überzeugendsten klar. Nur das Lebendige also in seiner Bedürftigkeit und Bedrohtheit – und im Prinzip alles Lebendige – kann überhaupt Gegenstand von Verantwortung sein.</text:span>“ <text:span text:style-name="T46">[hj 185]</text:span></text:p>
      <text:p text:style-name="P60"/>
      <text:p text:style-name="Text_20_body"><text:span text:style-name="T57">„</text:span>In seiner Identifikation mit der Erziehungsperson identifiziert sich das Kind mit etwas, womit dieser Erwachsene sich seinerseits als Kind seiner Eltern identifiziert hat, und diese wiederum mit ihren Eltern, und das <text:span text:style-name="T14">ü</text:span>ber Generationen hinweg – so daß der Identifikationsprozeß etwas ist, was die Generationen zugleich unterscheidet und <text:soft-page-break/>verbinde<text:span text:style-name="T14">t.“ [LDS 16]</text:span></text:p>
      <text:p text:style-name="P57">„<text:span text:style-name="T61">Wenn Mündigkeit darin besteht, selbst zu denken, existiert dieses Denken nur als Denken vor einem Lesenden Publikum (die einzig mögliche Grundlage für eine dem Demokratische Mündigkeit), als eine Zirkulation des Denkens, das sich stets selbst übersteigt, das ein Denken für den anderen und vom anderen her ist. Insofern sind Denken und Intelligenz immer schon kollektiv: ein Individationsprozeß, der einer metastabilisierenden Ko-Individuation des Transindividuellen entspricht, in der die Intelligenz – als ein </text:span><text:span text:style-name="T62">interlegere</text:span><text:span text:style-name="T61"> - <text:s/>ein organologisches Milieu bildet, welches die Mündigen, die Eltern und Kinder, die Vorfahren und Nachkommen, die Generationen, zwischen denen der Geist waltet – </text:span><text:span text:style-name="T62">pneuma, ruah, spiritus</text:span><text:span text:style-name="T61"> -, miteinander verbindet.</text:span>“<text:span text:style-name="T63">[LDS 57]</text:span></text:p>
      <text:p text:style-name="Text_20_body">„<text:span text:style-name="T61">In einer Gesellschaft intelligent zu leben bedeutet, sich um das Sozial in der Art und Weise zu sorgen, daß das Soziale auch einer Sorge um das Individuelle entspricht</text:span>“ <text:span text:style-name="T61">[LDS 58-59]</text:span></text:p>
      <text:p text:style-name="Text_20_body"/>
      <text:p text:style-name="P59"/>
      <text:p text:style-name="P59">Sammlung Literatur</text:p>
      <text:list xml:id="list120531776906528" text:continue-numbering="true" text:style-name="L5">
        <text:list-item>
          <text:p text:style-name="P75">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list-item>
        <text:list-item>
          <text:p text:style-name="P62">Enquete-Kommission "Wachstum, Wohlstand, Lebensqualität - Wege zu nachhaltigem Wirtschaften und gesellschaftlichem Fortschritt in der Sozialen Marktwirtschaft" <text:a xlink:type="simple" xlink:href="http://dipbt.bundestag.de/extrakt/ba/WP17/312/31285.html"><text:span text:style-name="T64">url</text:span></text:a></text:p>
        </text:list-item>
        <text:list-item>
          <text:p text:style-name="P78">Hans Jonas „Prinzip Verantwortung“</text:p>
        </text:list-item>
        <text:list-item>
          <text:p text:style-name="P78">Bernad Stiegler „Logik der Sorge“</text:p>
        </text:list-item>
      </text:list>
      <text:p text:style-name="P90"><text:change text:change-id="ct92153440"/></text:p>
      <text:p text:style-name="P58"><text:s/></text:p>
      <text:p text:style-name="P54">REIN SCHREIN</text:p>
      <text:p text:style-name="P54">SCHWOMMEN</text:p>
      <text:p text:style-name="P56">Wir fordern, dass wenn Eltern schon so lange arbeiten müssen, und dadurch wenig Zeit für ihre Kinder haben, es doch wenigstens gut bezahlt wird!!!<text:tab/><text:tab/><text:tab/><text:tab/><text:tab/></text:p>
      <text:p text:style-name="P56"><text:s text:c="19"/></text:p>
      <text:p text:style-name="P56"><text:s text:c="26"/>von Li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Arial" svg:font-family="Arial" style:font-adornments="Standard" style:font-family-generic="swiss" style:font-pitch="variable"/>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Standard" style:font-family-generic="swiss" style:font-pitch="variable" style:font-size-asian="10.5pt"/>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Standard" style:font-family-generic="swiss" style:font-pitch="variable"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11</meta:editing-cycles>
    <meta:editing-duration>P8DT19H7M20S</meta:editing-duration>
    <dc:date>2015-09-20T12:05:30.021094887</dc:date>
    <dc:creator>Urs Zeidler</dc:creator>
    <meta:document-statistic meta:table-count="0" meta:image-count="0" meta:object-count="0" meta:page-count="5" meta:paragraph-count="37" meta:word-count="2473" meta:character-count="16838" meta:non-whitespace-character-count="14329"/>
    <meta:user-defined meta:name="Info 1"/>
    <meta:user-defined meta:name="Info 2"/>
    <meta:user-defined meta:name="Info 3"/>
    <meta:user-defined meta:name="Info 4"/>
  </office:meta>
</office:document-meta>
</file>